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text-properties style:font-name="Ubuntu" fo:font-size="6pt" style:font-size-asian="6pt" style:font-size-complex="6pt"/>
    </style:style>
    <style:style style:name="P3" style:family="paragraph" style:parent-style-name="Standard">
      <style:paragraph-properties fo:text-align="justify" style:justify-single-word="false"/>
      <style:text-properties style:font-name="Ubuntu" fo:font-size="6pt" style:font-size-asian="6pt" style:font-size-complex="6pt"/>
    </style:style>
    <style:style style:name="P4"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5"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6" style:family="paragraph" style:parent-style-name="Standard">
      <style:paragraph-properties fo:text-align="justify" style:justify-single-word="false" fo:break-before="page"/>
      <style:text-properties style:font-name="Ubuntu" fo:font-size="6pt" officeooo:paragraph-rsid="006b4958" style:font-size-asian="6pt" style:font-size-complex="6pt"/>
    </style:style>
    <style:style style:name="P7"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8" style:family="paragraph" style:parent-style-name="Standard">
      <style:paragraph-properties fo:text-align="justify" style:justify-single-word="false" fo:break-before="page"/>
      <style:text-properties style:font-name="Ubuntu" fo:font-size="6pt" officeooo:paragraph-rsid="00732628" style:font-size-asian="6pt" style:font-size-complex="6pt"/>
    </style:style>
    <style:style style:name="P9" style:family="paragraph" style:parent-style-name="Standard">
      <style:paragraph-properties fo:text-align="justify" style:justify-single-word="false"/>
      <style:text-properties style:font-name="Ubuntu" fo:font-size="6pt" officeooo:paragraph-rsid="008307ea" style:font-size-asian="6pt" style:font-size-complex="6pt"/>
    </style:style>
    <style:style style:name="P10"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11"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12" style:family="paragraph" style:parent-style-name="Standard">
      <style:paragraph-properties fo:text-align="justify" style:justify-single-word="false"/>
      <style:text-properties style:font-name="Ubuntu" fo:font-size="6pt" officeooo:paragraph-rsid="0089bb48" style:font-size-asian="6pt" style:font-size-complex="6pt"/>
    </style:style>
    <style:style style:name="P13" style:family="paragraph" style:parent-style-name="Standard">
      <style:paragraph-properties fo:text-align="justify" style:justify-single-word="false"/>
      <style:text-properties style:font-name="Ubuntu" fo:font-size="6pt" officeooo:paragraph-rsid="008a3842" style:font-size-asian="6pt" style:font-size-complex="6pt"/>
    </style:style>
    <style:style style:name="P14" style:family="paragraph" style:parent-style-name="Standard">
      <style:paragraph-properties fo:text-align="justify" style:justify-single-word="false"/>
      <style:text-properties style:font-name="Ubuntu" fo:font-size="6pt" officeooo:paragraph-rsid="008b716c" style:font-size-asian="6pt" style:font-size-complex="6pt"/>
    </style:style>
    <style:style style:name="P15" style:family="paragraph" style:parent-style-name="Standard">
      <style:paragraph-properties fo:text-align="justify" style:justify-single-word="false"/>
      <style:text-properties style:font-name="Ubuntu" fo:font-size="6pt" officeooo:paragraph-rsid="008b9177" style:font-size-asian="6pt" style:font-size-complex="6pt"/>
    </style:style>
    <style:style style:name="P16" style:family="paragraph" style:parent-style-name="Standard">
      <style:paragraph-properties fo:text-align="justify" style:justify-single-word="false"/>
      <style:text-properties style:font-name="Ubuntu" fo:font-size="6pt" officeooo:paragraph-rsid="008e04e5" style:font-size-asian="6pt" style:font-size-complex="6pt"/>
    </style:style>
    <style:style style:name="P17" style:family="paragraph" style:parent-style-name="Standard">
      <style:paragraph-properties fo:text-align="justify" style:justify-single-word="false"/>
      <style:text-properties style:font-name="Ubuntu" fo:font-size="6pt" officeooo:paragraph-rsid="008f84e2" style:font-size-asian="6pt" style:font-size-complex="6pt"/>
    </style:style>
    <style:style style:name="P18" style:family="paragraph" style:parent-style-name="Standard">
      <style:paragraph-properties fo:text-align="justify" style:justify-single-word="false"/>
      <style:text-properties style:font-name="Ubuntu" fo:font-size="6pt" fo:font-style="italic" officeooo:paragraph-rsid="006b4958" style:font-size-asian="6pt" style:font-style-asian="italic" style:font-size-complex="6pt" style:font-style-complex="italic"/>
    </style:style>
    <style:style style:name="P19" style:family="paragraph" style:parent-style-name="Standard">
      <style:paragraph-properties fo:text-align="justify" style:justify-single-word="false"/>
      <style:text-properties style:font-name="Ubuntu" fo:font-size="6pt" fo:font-style="italic" officeooo:paragraph-rsid="0086a034" style:font-size-asian="6pt" style:font-style-asian="italic" style:font-size-complex="6pt" style:font-style-complex="italic"/>
    </style:style>
    <style:style style:name="P20" style:family="paragraph" style:parent-style-name="Standard">
      <style:text-properties style:font-name="Noto Sans Mono" fo:font-size="7pt" fo:font-weight="bold" style:font-size-asian="7pt" style:font-weight-asian="bold" style:font-size-complex="7pt" style:font-weight-complex="bold"/>
    </style:style>
    <style:style style:name="P21"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22" style:family="paragraph" style:parent-style-name="Standard">
      <style:paragraph-properties fo:text-align="justify" style:justify-single-word="false"/>
      <style:text-properties fo:font-size="7pt" style:font-size-asian="7pt" style:font-size-complex="7pt"/>
    </style:style>
    <style:style style:name="P23" style:family="paragraph" style:parent-style-name="Standard">
      <style:paragraph-properties fo:text-align="justify" style:justify-single-word="false"/>
      <style:text-properties fo:font-size="7pt" fo:font-weight="bold" style:font-size-asian="7pt" style:font-weight-asian="bold" style:font-size-complex="7pt" style:font-weight-complex="bold"/>
    </style:style>
    <style:style style:name="P24"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25"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26" style:family="paragraph" style:parent-style-name="Heading_20_2" style:list-style-name="Numbering_20_123"/>
    <style:style style:name="P27" style:family="paragraph" style:parent-style-name="Heading_20_2" style:list-style-name="Numbering_20_123">
      <style:paragraph-properties text:number-lines="true" text:line-number="1"/>
    </style:style>
    <style:style style:name="P28" style:family="paragraph" style:parent-style-name="Heading_20_2" style:list-style-name="Numbering_20_123">
      <style:text-properties fo:font-size="7pt" style:font-size-asian="7pt" style:font-size-complex="7pt"/>
    </style:style>
    <style:style style:name="P29"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Ubuntu" fo:font-size="6pt" officeooo:paragraph-rsid="006b4958" style:font-size-asian="6pt" style:font-size-complex="6pt"/>
    </style:style>
    <style:style style:name="P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Ubuntu" fo:font-size="6pt" officeooo:paragraph-rsid="0094baed" style:font-size-asian="6pt" style:font-size-complex="6pt"/>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buntu" fo:font-size="6pt" style:font-size-asian="6pt" style:font-size-complex="6pt"/>
    </style:style>
    <style:style style:name="P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33"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34" style:family="paragraph" style:parent-style-name="Standard">
      <style:paragraph-properties fo:text-align="justify" style:justify-single-word="false"/>
      <style:text-properties style:font-name="Ubuntu" fo:font-size="6pt" officeooo:paragraph-rsid="0097c695" style:font-size-asian="6pt" style:font-size-complex="6pt"/>
    </style:style>
    <style:style style:name="P35"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97c695" style:font-size-asian="6pt" style:font-size-complex="6pt"/>
    </style:style>
    <style:style style:name="P36" style:family="paragraph" style:parent-style-name="Standard">
      <style:paragraph-properties fo:text-align="justify" style:justify-single-word="false"/>
      <style:text-properties style:font-name="Ubuntu" fo:font-size="6pt" style:font-size-asian="6pt" style:font-size-complex="6pt"/>
    </style:style>
    <style:style style:name="P37" style:family="paragraph" style:parent-style-name="Standard">
      <style:paragraph-properties fo:text-align="justify" style:justify-single-word="false"/>
      <style:text-properties style:font-name="Ubuntu" fo:font-size="6pt" officeooo:paragraph-rsid="00a0c12f" style:font-size-asian="6pt" style:font-size-complex="6pt"/>
    </style:style>
    <style:style style:name="P38" style:family="paragraph" style:parent-style-name="Standard">
      <style:paragraph-properties fo:text-align="justify" style:justify-single-word="false"/>
      <style:text-properties style:font-name="Ubuntu" fo:font-size="6pt" officeooo:paragraph-rsid="00a25c86" style:font-size-asian="6pt" style:font-size-complex="6pt"/>
    </style:style>
    <style:style style:name="P39" style:family="paragraph" style:parent-style-name="Standard">
      <style:paragraph-properties fo:text-align="justify" style:justify-single-word="false"/>
      <style:text-properties style:font-name="Ubuntu" fo:font-size="6pt" officeooo:paragraph-rsid="00a425b4" style:font-size-asian="6pt" style:font-size-complex="6pt"/>
    </style:style>
    <style:style style:name="P40" style:family="paragraph" style:parent-style-name="Standard">
      <style:paragraph-properties fo:text-align="justify" style:justify-single-word="false"/>
      <style:text-properties style:font-name="Ubuntu" fo:font-size="6pt" officeooo:paragraph-rsid="00a656a7" style:font-size-asian="6pt" style:font-size-complex="6pt"/>
    </style:style>
    <style:style style:name="P41" style:family="paragraph" style:parent-style-name="Standard">
      <style:paragraph-properties fo:text-align="justify" style:justify-single-word="false" fo:break-before="page"/>
      <style:text-properties style:font-name="Ubuntu" fo:font-size="6pt" officeooo:paragraph-rsid="00a656a7" style:font-size-asian="6pt" style:font-size-complex="6pt"/>
    </style:style>
    <style:style style:name="P42" style:family="paragraph" style:parent-style-name="Standard">
      <style:paragraph-properties fo:text-align="justify" style:justify-single-word="false"/>
      <style:text-properties style:font-name="Ubuntu" fo:font-size="6pt" officeooo:paragraph-rsid="00a7c379" style:font-size-asian="6pt" style:font-size-complex="6pt"/>
    </style:style>
    <style:style style:name="P43" style:family="paragraph" style:parent-style-name="Standard">
      <style:paragraph-properties fo:text-align="justify" style:justify-single-word="false"/>
      <style:text-properties style:font-name="Ubuntu" fo:font-size="6pt" officeooo:paragraph-rsid="00aad0bc" style:font-size-asian="6pt" style:font-size-complex="6pt"/>
    </style:style>
    <style:style style:name="P44" style:family="paragraph" style:parent-style-name="Standard">
      <style:paragraph-properties fo:text-align="justify" style:justify-single-word="false"/>
      <style:text-properties style:font-name="Ubuntu" fo:font-size="6pt" officeooo:paragraph-rsid="00ada1cd" style:font-size-asian="6pt" style:font-size-complex="6pt"/>
    </style:style>
    <style:style style:name="P45" style:family="paragraph" style:parent-style-name="Standard">
      <style:paragraph-properties fo:text-align="justify" style:justify-single-word="false"/>
      <style:text-properties style:font-name="Ubuntu" fo:font-size="6pt" officeooo:paragraph-rsid="00afb04e" style:font-size-asian="6pt" style:font-size-complex="6pt"/>
    </style:style>
    <style:style style:name="P46"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47"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afe2fe" style:font-size-asian="6pt" style:font-size-complex="6pt"/>
    </style:style>
    <style:style style:name="P48" style:family="paragraph" style:parent-style-name="Standard">
      <style:paragraph-properties fo:text-align="justify" style:justify-single-word="false"/>
      <style:text-properties style:font-name="Ubuntu" fo:font-size="6pt" officeooo:paragraph-rsid="00b79a8b" style:font-size-asian="6pt" style:font-size-complex="6pt"/>
    </style:style>
    <style:style style:name="P49" style:family="paragraph" style:parent-style-name="Standard">
      <style:paragraph-properties fo:text-align="justify" style:justify-single-word="false"/>
      <style:text-properties style:font-name="Ubuntu" fo:font-size="6pt" officeooo:paragraph-rsid="00c6c3f7" style:font-size-asian="6pt" style:font-size-complex="6pt"/>
    </style:style>
    <style:style style:name="P50" style:family="paragraph" style:parent-style-name="Standard">
      <style:paragraph-properties fo:text-align="justify" style:justify-single-word="false"/>
      <style:text-properties style:font-name="Ubuntu" fo:font-size="6pt" officeooo:paragraph-rsid="00c92c0a" style:font-size-asian="6pt" style:font-size-complex="6pt"/>
    </style:style>
    <style:style style:name="P51" style:family="paragraph" style:parent-style-name="Standard">
      <style:paragraph-properties fo:break-before="page"/>
      <style:text-properties style:font-name="Ubuntu" fo:font-size="6pt" style:font-size-asian="6pt" style:font-size-complex="6pt"/>
    </style:style>
    <style:style style:name="P52" style:family="paragraph" style:parent-style-name="Standard">
      <style:paragraph-properties fo:text-align="justify" style:justify-single-word="false"/>
      <style:text-properties style:font-name="Ubuntu" fo:font-size="6pt" officeooo:rsid="00c2efca" officeooo:paragraph-rsid="00c2efca" style:font-size-asian="6pt" style:font-size-complex="6pt"/>
    </style:style>
    <style:style style:name="P53"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5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97c695"/>
    </style:style>
    <style:style style:name="P55"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officeooo:paragraph-rsid="0097c695"/>
    </style:style>
    <style:style style:name="P5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fe2fe"/>
    </style:style>
    <style:style style:name="P57"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5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80f672"/>
    </style:style>
    <style:style style:name="P5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6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6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62"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a656a7"/>
    </style:style>
    <style:style style:name="P6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6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79a8b"/>
    </style:style>
    <style:style style:name="P65"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b79a8b"/>
    </style:style>
    <style:style style:name="P6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b7c20"/>
    </style:style>
    <style:style style:name="P67"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c12626"/>
    </style:style>
    <style:style style:name="P68" style:family="paragraph" style:parent-style-name="Standard">
      <style:paragraph-properties fo:text-align="justify" style:justify-single-word="false"/>
      <style:text-properties officeooo:paragraph-rsid="00afe2fe"/>
    </style:style>
    <style:style style:name="P69" style:family="paragraph" style:parent-style-name="Standard">
      <style:paragraph-properties fo:text-align="justify" style:justify-single-word="false" fo:break-before="page"/>
      <style:text-properties officeooo:paragraph-rsid="00b4c071"/>
    </style:style>
    <style:style style:name="P70"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2e3f11" style:font-weight-asian="normal" style:font-weight-complex="normal"/>
    </style:style>
    <style:style style:name="T3" style:family="text">
      <style:text-properties fo:font-weight="normal" officeooo:rsid="009e587e"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e3f11"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6d02e6" style:font-style-asian="italic" style:font-style-complex="italic"/>
    </style:style>
    <style:style style:name="T8" style:family="text">
      <style:text-properties fo:font-style="italic" officeooo:rsid="009b696b" style:font-style-asian="italic" style:font-style-complex="italic"/>
    </style:style>
    <style:style style:name="T9" style:family="text">
      <style:text-properties fo:font-style="italic" officeooo:rsid="009b9279" style:font-style-asian="italic" style:font-style-complex="italic"/>
    </style:style>
    <style:style style:name="T10" style:family="text">
      <style:text-properties style:font-name="Noto Sans Mono"/>
    </style:style>
    <style:style style:name="T11" style:family="text">
      <style:text-properties style:font-name="Noto Sans Mono" fo:font-size="6pt" fo:font-weight="normal" officeooo:rsid="002e3f11" style:font-size-asian="6pt" style:font-weight-asian="normal" style:font-size-complex="6pt" style:font-weight-complex="normal"/>
    </style:style>
    <style:style style:name="T12" style:family="text">
      <style:text-properties style:font-name="Noto Sans Mono" officeooo:rsid="001ae064"/>
    </style:style>
    <style:style style:name="T13" style:family="text">
      <style:text-properties fo:font-weight="bold" style:font-weight-asian="bold" style:font-weight-complex="bold"/>
    </style:style>
    <style:style style:name="T14" style:family="text">
      <style:text-properties style:font-name="Ubuntu" fo:font-size="6pt" style:font-size-asian="6pt" style:font-size-complex="6pt"/>
    </style:style>
    <style:style style:name="T15" style:family="text">
      <style:text-properties style:font-name="Ubuntu" fo:font-size="6pt" officeooo:rsid="0078aebf" style:font-size-asian="6pt" style:font-size-complex="6pt"/>
    </style:style>
    <style:style style:name="T16" style:family="text">
      <style:text-properties style:font-name="Ubuntu" fo:font-size="6pt" officeooo:rsid="007a4160" style:font-size-asian="6pt" style:font-size-complex="6pt"/>
    </style:style>
    <style:style style:name="T17" style:family="text">
      <style:text-properties style:font-name="Ubuntu" fo:font-size="6pt" officeooo:rsid="007df11c" style:font-size-asian="6pt" style:font-size-complex="6pt"/>
    </style:style>
    <style:style style:name="T18" style:family="text">
      <style:text-properties style:font-name="Ubuntu" fo:font-size="6pt" officeooo:rsid="007fa993" style:font-size-asian="6pt" style:font-size-complex="6pt"/>
    </style:style>
    <style:style style:name="T19" style:family="text">
      <style:text-properties style:font-name="Ubuntu" fo:font-size="6pt" officeooo:rsid="0080f672" style:font-size-asian="6pt" style:font-size-complex="6pt"/>
    </style:style>
    <style:style style:name="T20" style:family="text">
      <style:text-properties style:font-name="Ubuntu" fo:font-size="6pt" officeooo:rsid="008187c1" style:font-size-asian="6pt" style:font-size-complex="6pt"/>
    </style:style>
    <style:style style:name="T21" style:family="text">
      <style:text-properties style:font-name="Ubuntu" fo:font-size="6pt" officeooo:rsid="0097c695" style:font-size-asian="6pt" style:font-size-complex="6pt"/>
    </style:style>
    <style:style style:name="T22" style:family="text">
      <style:text-properties style:font-name="Ubuntu" fo:font-size="6pt" officeooo:rsid="00999e92" style:font-size-asian="6pt" style:font-size-complex="6pt"/>
    </style:style>
    <style:style style:name="T23" style:family="text">
      <style:text-properties style:font-name="Ubuntu" fo:font-size="6pt" officeooo:rsid="0099a6c2" style:font-size-asian="6pt" style:font-size-complex="6pt"/>
    </style:style>
    <style:style style:name="T24" style:family="text">
      <style:text-properties style:font-name="Ubuntu" fo:font-size="6pt" officeooo:rsid="00a80e17" style:font-size-asian="6pt" style:font-size-complex="6pt"/>
    </style:style>
    <style:style style:name="T25" style:family="text">
      <style:text-properties style:font-name="Ubuntu" fo:font-size="6pt" officeooo:rsid="00a8dd3f" style:font-size-asian="6pt" style:font-size-complex="6pt"/>
    </style:style>
    <style:style style:name="T26" style:family="text">
      <style:text-properties style:font-name="Ubuntu" fo:font-size="6pt" officeooo:rsid="00afe2fe" style:font-size-asian="6pt" style:font-size-complex="6pt"/>
    </style:style>
    <style:style style:name="T27" style:family="text">
      <style:text-properties style:font-name="Ubuntu" fo:font-size="6pt" officeooo:rsid="00b4c071" style:font-size-asian="6pt" style:font-size-complex="6pt"/>
    </style:style>
    <style:style style:name="T28" style:family="text">
      <style:text-properties style:font-name="Ubuntu" fo:font-size="6pt" officeooo:rsid="00b79a8b" style:font-size-asian="6pt" style:font-size-complex="6pt"/>
    </style:style>
    <style:style style:name="T29" style:family="text">
      <style:text-properties style:font-name="Ubuntu" fo:font-size="6pt" officeooo:rsid="00b9a1d2" style:font-size-asian="6pt" style:font-size-complex="6pt"/>
    </style:style>
    <style:style style:name="T30" style:family="text">
      <style:text-properties style:font-name="Ubuntu" fo:font-size="6pt" officeooo:rsid="00bb7c20" style:font-size-asian="6pt" style:font-size-complex="6pt"/>
    </style:style>
    <style:style style:name="T31" style:family="text">
      <style:text-properties style:font-name="Ubuntu" fo:font-size="6pt" officeooo:rsid="00bd7567" style:font-size-asian="6pt" style:font-size-complex="6pt"/>
    </style:style>
    <style:style style:name="T32" style:family="text">
      <style:text-properties style:font-name="Ubuntu" fo:font-size="6pt" officeooo:rsid="00bf2d09" style:font-size-asian="6pt" style:font-size-complex="6pt"/>
    </style:style>
    <style:style style:name="T33" style:family="text">
      <style:text-properties style:font-name="Ubuntu" fo:font-size="6pt" officeooo:rsid="00c12626" style:font-size-asian="6pt" style:font-size-complex="6pt"/>
    </style:style>
    <style:style style:name="T34" style:family="text">
      <style:text-properties style:font-name="Ubuntu" fo:font-size="6pt" officeooo:rsid="00cc509f" style:font-size-asian="6pt" style:font-size-complex="6pt"/>
    </style:style>
    <style:style style:name="T35" style:family="text">
      <style:text-properties style:font-name="Ubuntu" fo:font-size="6pt" fo:font-style="italic" style:font-size-asian="6pt" style:font-style-asian="italic" style:font-size-complex="6pt" style:font-style-complex="italic"/>
    </style:style>
    <style:style style:name="T36" style:family="text">
      <style:text-properties style:font-name="Ubuntu" fo:font-size="6pt" fo:font-style="italic" officeooo:rsid="00afe2fe" style:font-size-asian="6pt" style:font-style-asian="italic" style:font-size-complex="6pt" style:font-style-complex="italic"/>
    </style:style>
    <style:style style:name="T37" style:family="text">
      <style:text-properties style:font-name="Ubuntu Mono"/>
    </style:style>
    <style:style style:name="T38" style:family="text">
      <style:text-properties style:font-name="Ubuntu Mono" fo:font-weight="bold" style:font-weight-asian="bold" style:font-weight-complex="bold"/>
    </style:style>
    <style:style style:name="T39" style:family="text">
      <style:text-properties style:font-name="Ubuntu Mono" fo:font-style="italic" style:font-style-asian="italic" style:font-style-complex="italic"/>
    </style:style>
    <style:style style:name="T40" style:family="text">
      <style:text-properties officeooo:rsid="0076c7cc"/>
    </style:style>
    <style:style style:name="T41" style:family="text">
      <style:text-properties officeooo:rsid="0076fa11"/>
    </style:style>
    <style:style style:name="T42" style:family="text">
      <style:text-properties officeooo:rsid="007fa993"/>
    </style:style>
    <style:style style:name="T43" style:family="text">
      <style:text-properties officeooo:rsid="008307ea"/>
    </style:style>
    <style:style style:name="T44" style:family="text">
      <style:text-properties officeooo:rsid="00837e9d"/>
    </style:style>
    <style:style style:name="T45" style:family="text">
      <style:text-properties officeooo:rsid="00843645"/>
    </style:style>
    <style:style style:name="T46" style:family="text">
      <style:text-properties officeooo:rsid="0086a034"/>
    </style:style>
    <style:style style:name="T47" style:family="text">
      <style:text-properties officeooo:rsid="0088073b"/>
    </style:style>
    <style:style style:name="T48" style:family="text">
      <style:text-properties officeooo:rsid="0089656b"/>
    </style:style>
    <style:style style:name="T49" style:family="text">
      <style:text-properties officeooo:rsid="0089bb48"/>
    </style:style>
    <style:style style:name="T50" style:family="text">
      <style:text-properties officeooo:rsid="008a3842"/>
    </style:style>
    <style:style style:name="T51" style:family="text">
      <style:text-properties officeooo:rsid="008b716c"/>
    </style:style>
    <style:style style:name="T52" style:family="text">
      <style:text-properties officeooo:rsid="008b9177"/>
    </style:style>
    <style:style style:name="T53" style:family="text">
      <style:text-properties officeooo:rsid="008c5acb"/>
    </style:style>
    <style:style style:name="T54" style:family="text">
      <style:text-properties officeooo:rsid="008e04e5"/>
    </style:style>
    <style:style style:name="T55" style:family="text">
      <style:text-properties officeooo:rsid="008f84e2"/>
    </style:style>
    <style:style style:name="T56" style:family="text">
      <style:text-properties officeooo:rsid="008fa0b2"/>
    </style:style>
    <style:style style:name="T57" style:family="text">
      <style:text-properties officeooo:rsid="0090eac2"/>
    </style:style>
    <style:style style:name="T58" style:family="text">
      <style:text-properties officeooo:rsid="009201ae"/>
    </style:style>
    <style:style style:name="T59" style:family="text">
      <style:text-properties officeooo:rsid="0092c802"/>
    </style:style>
    <style:style style:name="T60" style:family="text">
      <style:text-properties officeooo:rsid="0093d5ce"/>
    </style:style>
    <style:style style:name="T61" style:family="text">
      <style:text-properties officeooo:rsid="0094aae2"/>
    </style:style>
    <style:style style:name="T62" style:family="text">
      <style:text-properties officeooo:rsid="0094baed"/>
    </style:style>
    <style:style style:name="T63" style:family="text">
      <style:text-properties officeooo:rsid="0096bdab"/>
    </style:style>
    <style:style style:name="T64" style:family="text">
      <style:text-properties officeooo:rsid="009b696b"/>
    </style:style>
    <style:style style:name="T65" style:family="text">
      <style:text-properties officeooo:rsid="009b9279"/>
    </style:style>
    <style:style style:name="T66" style:family="text">
      <style:text-properties officeooo:rsid="009c930b"/>
    </style:style>
    <style:style style:name="T67" style:family="text">
      <style:text-properties officeooo:rsid="00a0c12f"/>
    </style:style>
    <style:style style:name="T68" style:family="text">
      <style:text-properties officeooo:rsid="00a19d35"/>
    </style:style>
    <style:style style:name="T69" style:family="text">
      <style:text-properties officeooo:rsid="00a25bd9"/>
    </style:style>
    <style:style style:name="T70" style:family="text">
      <style:text-properties officeooo:rsid="00a25c86"/>
    </style:style>
    <style:style style:name="T71" style:family="text">
      <style:text-properties officeooo:rsid="00a425b4"/>
    </style:style>
    <style:style style:name="T72" style:family="text">
      <style:text-properties officeooo:rsid="00a63f26"/>
    </style:style>
    <style:style style:name="T73" style:family="text">
      <style:text-properties officeooo:rsid="00a656a7"/>
    </style:style>
    <style:style style:name="T74" style:family="text">
      <style:text-properties officeooo:rsid="00a73db9"/>
    </style:style>
    <style:style style:name="T75" style:family="text">
      <style:text-properties officeooo:rsid="00a7c379"/>
    </style:style>
    <style:style style:name="T76" style:family="text">
      <style:text-properties officeooo:rsid="00a80e17"/>
    </style:style>
    <style:style style:name="T77" style:family="text">
      <style:text-properties officeooo:rsid="00a966e5"/>
    </style:style>
    <style:style style:name="T78" style:family="text">
      <style:text-properties officeooo:rsid="00a974b4"/>
    </style:style>
    <style:style style:name="T79" style:family="text">
      <style:text-properties officeooo:rsid="00aad0bc"/>
    </style:style>
    <style:style style:name="T80" style:family="text">
      <style:text-properties officeooo:rsid="00ab712b"/>
    </style:style>
    <style:style style:name="T81" style:family="text">
      <style:text-properties officeooo:rsid="00ac9fea"/>
    </style:style>
    <style:style style:name="T82" style:family="text">
      <style:text-properties officeooo:rsid="00ada1cd"/>
    </style:style>
    <style:style style:name="T83" style:family="text">
      <style:text-properties officeooo:rsid="00afb04e"/>
    </style:style>
    <style:style style:name="T84" style:family="text">
      <style:text-properties style:font-name="Ubuntu" fo:font-weight="normal" officeooo:rsid="009e587e" style:font-weight-asian="normal" style:font-weight-complex="normal"/>
    </style:style>
    <style:style style:name="T85" style:family="text">
      <style:text-properties officeooo:rsid="00b79a8b"/>
    </style:style>
    <style:style style:name="T86" style:family="text">
      <style:text-properties officeooo:rsid="00c4ab82"/>
    </style:style>
    <style:style style:name="T87" style:family="text">
      <style:text-properties officeooo:rsid="00c5bdce"/>
    </style:style>
    <style:style style:name="T88" style:family="text">
      <style:text-properties officeooo:rsid="00c6c3f7"/>
    </style:style>
    <style:style style:name="T89" style:family="text">
      <style:text-properties officeooo:rsid="00c92c0a"/>
    </style:style>
    <style:style style:name="T90" style:family="text">
      <style:text-properties officeooo:rsid="00cab14f"/>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list text:style-name="Numbering_20_123">
        <text:list-item>
          <text:h text:style-name="P25" text:outline-level="1"><text:bookmark-start text:name="__RefNumPara__690_2573567641"/><text:bookmark-start text:name="__RefHeading___Toc694_2573567641"/>Règles de visibilité<text:bookmark-end text:name="__RefNumPara__690_2573567641"/><text:bookmark-end text:name="__RefHeading___Toc694_2573567641"/></text:h>
        </text:list-item>
      </text:list>
      <text:p text:style-name="P20"/>
      <text:p text:style-name="P20"/>
      <text:p text:style-name="P20"/>
      <text:p text:style-name="P30"><draw:frame text:anchor-type="paragraph" draw:z-index="0" draw:name="Text Frame 1" draw:style-name="gr2" draw:text-style-name="P70" svg:width="0.348cm" svg:height="0.384cm" svg:x="9.999cm" svg:y="0cm"><draw:text-box><text:p><text:span text:style-name="T14">1</text:span></text:p></draw:text-box></draw:frame>Les règles définissant l<text:span text:style-name="T62">a</text:span> <text:span text:style-name="T62">portée</text:span> des déclarations et les règles définissant quels identifi<text:span text:style-name="T62">c</text:span>at<text:span text:style-name="T62">eur</text:span>s sont visibles <text:span text:style-name="T62">en</text:span> di<text:span text:style-name="T62">vers</text:span> endroits d<text:span text:style-name="T62">u</text:span> texte du programme sont décrit dans ce chapitre. La formulation de ces règles utilise la notion de région déclarative. </text:p>
      <text:p text:style-name="P22"/>
      <text:p text:style-name="P32"><draw:frame text:anchor-type="paragraph" draw:z-index="1" draw:name="Text Frame 2" draw:style-name="gr2" draw:text-style-name="P70" svg:width="0.348cm" svg:height="0.384cm" svg:x="9.999cm" svg:y="0cm"><draw:text-box><text:p><text:span text:style-name="T14">2</text:span></text:p></draw:text-box></draw:frame><text:span text:style-name="T4">Références</text:span><text:span text:style-name="T13"> </text:span>: déclaration 3.1, région déclarative 8.1, identifiant 2.3, portée</text:p>
      <text:p text:style-name="P31">8.2, visibilité 8.3</text:p>
      <text:p text:style-name="P3"/>
      <text:p text:style-name="P3"/>
      <text:p text:style-name="P23"><text:span text:style-name="T10"/></text:p>
      <text:list xml:id="list12216327256083" text:continue-numbering="true" text:style-name="Numbering_20_123">
        <text:list-item>
          <text:list>
            <text:list-item>
              <text:h text:style-name="P27" text:outline-level="2"><text:bookmark-start text:name="__RefHeading___Toc661_2573567641"/><text:span text:style-name="T12">Région déclarative</text:span><text:bookmark-end text:name="__RefHeading___Toc661_2573567641"/></text:h>
            </text:list-item>
          </text:list>
        </text:list-item>
      </text:list>
      <text:p text:style-name="P3"/>
      <text:p text:style-name="P3"/>
      <text:p text:style-name="P32"><draw:frame text:anchor-type="paragraph" draw:z-index="2" draw:name="Text Frame 3" draw:style-name="gr2" draw:text-style-name="P70" svg:width="0.348cm" svg:height="0.384cm" svg:x="9.999cm" svg:y="0.019cm"><draw:text-box><text:p><text:span text:style-name="T14">1</text:span></text:p></draw:text-box></draw:frame>Une région déclarative est une partie du texte du programme. Un<text:span text:style-name="T63">e unique </text:span>région déclarative est formée par le texte de chacun des éléments suivants :</text:p>
      <text:p text:style-name="P34"/>
      <text:list text:style-name="List_20_1">
        <text:list-item>
          <text:p text:style-name="P54"><draw:frame text:anchor-type="paragraph" draw:z-index="37" draw:name="Text Frame 89" draw:style-name="gr2" draw:text-style-name="P70" svg:width="0.348cm" svg:height="0.384cm" svg:x="9.999cm" svg:y="0cm"><draw:text-box><text:p><text:span text:style-name="T14">2</text:span></text:p></draw:text-box></draw:frame><text:span text:style-name="T14">Une déclaration de sous-programme, une déclaration de package, une déclaration de tâche, ou une déclaration générique, accompagnée d</text:span><text:span text:style-name="T21">u corps</text:span><text:span text:style-name="T14"> correspondant, s’</text:span><text:span text:style-name="T21">il existe.</text:span><text:span text:style-name="T14"> Si le corps est un stub de corps, la région déclarative inclut également <text:s/>la sous-unité correspondante. Si l'unité de programme comporte des sous-unités, elles sont également </text:span><text:span text:style-name="T21">incluses</text:span><text:span text:style-name="T14">.</text:span></text:p>
        </text:list-item>
      </text:list>
      <text:p text:style-name="P35"/>
      <text:list xml:id="list12214592182758" text:continue-numbering="true" text:style-name="List_20_1">
        <text:list-item>
          <text:p text:style-name="P54"><draw:frame text:anchor-type="paragraph" draw:z-index="38" draw:name="Text Frame 86" draw:style-name="gr2" draw:text-style-name="P70" svg:width="0.348cm" svg:height="0.384cm" svg:x="9.999cm" svg:y="0cm"><draw:text-box><text:p><text:span text:style-name="T14">3</text:span></text:p></draw:text-box></draw:frame><text:span text:style-name="T14">Une déclaration d'entrée accompagnée de</text:span><text:span text:style-name="T21">s instructions accept</text:span><text:span text:style-name="T14"> correspondante.</text:span></text:p>
        </text:list-item>
        <text:list-item>
          <text:p text:style-name="P55"><draw:frame text:anchor-type="paragraph" draw:z-index="39" draw:name="Text Frame 87" draw:style-name="gr2" draw:text-style-name="P70" svg:width="0.348cm" svg:height="0.384cm" svg:x="9.999cm" svg:y="0cm"><draw:text-box><text:p><text:span text:style-name="T14">4</text:span></text:p></draw:text-box></draw:frame><text:span text:style-name="T14">Une déclaration de type d'enregistrement, </text:span><text:span text:style-name="T22">avec une déclaration</text:span><text:span text:style-name="T14"> privé</text:span><text:span text:style-name="T22">e</text:span><text:span text:style-name="T14"> ou incomplète </text:span><text:span text:style-name="T22">correspondante </text:span><text:span text:style-name="T14">le cas échéant, et a</text:span><text:span text:style-name="T22">vec une éventuelle</text:span><text:span text:style-name="T14"> clause de représentation.</text:span></text:p>
        </text:list-item>
        <text:list-item>
          <text:p text:style-name="P55"><draw:frame text:anchor-type="paragraph" draw:z-index="40" draw:name="Text Frame 88" draw:style-name="gr2" draw:text-style-name="P70" svg:width="0.348cm" svg:height="0.384cm" svg:x="9.999cm" svg:y="0cm"><draw:text-box><text:p><text:span text:style-name="T14">5</text:span></text:p></draw:text-box></draw:frame><text:span text:style-name="T14">Une déclaration de renommage qui inclut une partie formelle, ou un</text:span><text:span text:style-name="T23">e déclaration de paramètre</text:span><text:span text:style-name="T14"> générique qui inclut soit une partie formelle, soit un partie discriminante.</text:span></text:p>
        </text:list-item>
        <text:list-item>
          <text:p text:style-name="P55"><draw:frame text:anchor-type="paragraph" draw:z-index="41" draw:name="Text Frame 90" draw:style-name="gr2" draw:text-style-name="P70" svg:width="0.348cm" svg:height="0.384cm" svg:x="9.999cm" svg:y="0cm"><draw:text-box><text:p><text:span text:style-name="T14">6</text:span></text:p></draw:text-box></draw:frame><text:span text:style-name="T14">Une instruction de bloc ou une instruction de boucle.</text:span></text:p>
        </text:list-item>
      </text:list>
      <text:p text:style-name="P3"/>
      <text:p text:style-name="P3"><draw:frame text:anchor-type="paragraph" draw:z-index="3" draw:name="Text Frame 5" draw:style-name="gr2" draw:text-style-name="P70" svg:width="0.348cm" svg:height="0.384cm" svg:x="9.999cm" svg:y="0cm"><draw:text-box><text:p><text:span text:style-name="T14">7</text:span></text:p></draw:text-box></draw:frame>Dans chacun des cas ci-dessus, la région déclarative est dite <text:span text:style-name="T6">associée</text:span> avec la déclaration ou l'<text:span text:style-name="T64">instruction</text:span> correspondante. On dit qu'une déclaratio<text:span text:style-name="T64">n </text:span>se <text:span text:style-name="T6">produi</text:span><text:span text:style-name="T8">t</text:span><text:span text:style-name="T6"> immédiatement dans</text:span> une région déclarative si cette région est la région la plus intérieure qui renferme la déclaration, sans compter la région déclarative (le cas échéant) associée à la déclaration elle-même.</text:p>
      <text:p text:style-name="P3"/>
      <text:p text:style-name="P3"><draw:frame text:anchor-type="paragraph" draw:z-index="4" draw:name="Text Frame 6" draw:style-name="gr2" draw:text-style-name="P70" svg:width="0.348cm" svg:height="0.384cm" svg:x="9.999cm" svg:y="0cm"><draw:text-box><text:p><text:span text:style-name="T14">8</text:span></text:p></draw:text-box></draw:frame>Une déclaration qui se produit immédiatement dans une région déclarative est dite <text:span text:style-name="T6">local</text:span><text:span text:style-name="T9">e</text:span> <text:span text:style-name="T65">à</text:span> la région. Les déclarations dans les régions extérieures (englobantes) sont dit<text:span text:style-name="T65">es</text:span> <text:span text:style-name="T6">global</text:span><text:span text:style-name="T9">es</text:span> <text:span text:style-name="T65">relativement </text:span>à une région déclarative interne (<text:span text:style-name="T65">contenue</text:span>). Un<text:span text:style-name="T65">e entité </text:span><text:s/>local<text:span text:style-name="T65">e </text:span>est une entité déclarée par une déclaration locale ; une entité <text:span text:style-name="T65">globale</text:span> est une <text:span text:style-name="T65">entité </text:span>déclarée par une déclaration globale.</text:p>
      <text:p text:style-name="P3"/>
      <text:p text:style-name="P3"><draw:frame text:anchor-type="paragraph" draw:z-index="5" draw:name="Text Frame 7" draw:style-name="gr2" draw:text-style-name="P70" svg:width="0.348cm" svg:height="0.384cm" svg:x="9.999cm" svg:y="0cm"><draw:text-box><text:p><text:span text:style-name="T14">9</text:span></text:p></draw:text-box></draw:frame>Certaines des formes <text:span text:style-name="T66">précédentes </text:span>de région déclarative incluent plusieurs parties <text:span text:style-name="T66">disjointes </text:span>(par exemple, d'autres éléments déclaratifs peuvent se trouver entre la déclaration d'un <text:span text:style-name="T66">package</text:span> et son corps). Chaque région déclarative est néanmoins considérée comme une partie (logiquement) continue du texte du programme. Ainsi si une règle définit une <text:span text:style-name="T66">portion</text:span> de texte comme le texte qui s'étend d'un certain point <text:span text:style-name="T66">particulier</text:span> d'une région déclarative à la fin de cette région, alors ce<text:span text:style-name="T66">tte</text:span> portion est le sous-ensemble correspondant de la région déclarative (par exemple <text:span text:style-name="T66">elle</text:span> ne comprend pas <text:span text:style-name="T66">les </text:span>éléments déclaratifs intermédiaires entre les deux parties d’<text:span text:style-name="T66">un package</text:span>).</text:p>
      <text:p text:style-name="P51"><text:span text:style-name="T6">Notes:</text:span></text:p>
      <text:p text:style-name="P2"/>
      <text:p text:style-name="P37"><draw:frame text:anchor-type="paragraph" draw:z-index="6" draw:name="Text Frame 12" draw:style-name="gr1" draw:text-style-name="P70" svg:width="0.348cm" svg:height="0.384cm" svg:x="-0.499cm" svg:y="0cm"><draw:text-box><text:p><text:span text:style-name="T14">10</text:span></text:p></draw:text-box></draw:frame>Tel que défini à la section 3.1, le terme déclaration inclut les déclaration<text:span text:style-name="T67">s</text:span> de base, <text:span text:style-name="T67">les </text:span>déclarations implicites et <text:span text:style-name="T67">les </text:span>déclarations qui font partie de déclarations de base, par exemple, <text:span text:style-name="T67">les spécifications de </text:span>discriminant et <text:span text:style-name="T67">de </text:span>paramètr<text:span text:style-name="T67">e</text:span>. Il découle de la définition d'une région déclarative qu'une spécification <text:span text:style-name="T68">de </text:span>discriminant se produit immédiatement dans la région associé<text:span text:style-name="T68">e</text:span> à la déclaration de type <text:span text:style-name="T68">record</text:span> englobante. De même, un<text:span text:style-name="T69">e</text:span> spécification de paramètre se produit immédiatement dans la région associée avec le corps du sous-programme englobant ou l'instruction accept.</text:p>
      <text:p text:style-name="P3"/>
      <text:p text:style-name="P3"><draw:frame text:anchor-type="paragraph" draw:z-index="42" draw:name="Text Frame 4" draw:style-name="gr1" draw:text-style-name="P70" svg:width="0.348cm" svg:height="0.384cm" svg:x="-0.499cm" svg:y="0cm"><draw:text-box><text:p><text:span text:style-name="T14">11</text:span></text:p></draw:text-box></draw:frame><text:span text:style-name="T70">L</text:span>e package STANDARD forme une région déclarative qui englobe toutes les unités <text:span text:style-name="T70">de librairie</text:span> : la déclaration implicite de chaque unité de <text:span text:style-name="T70">librairie</text:span> est supposée se produire immédiatement dans ce package (voir sections 8.6 et 10.1.1).</text:p>
      <text:p text:style-name="P3"/>
      <text:p text:style-name="P38"><draw:frame text:anchor-type="paragraph" draw:z-index="43" draw:name="Text Frame 8" draw:style-name="gr1" draw:text-style-name="P70" svg:width="0.348cm" svg:height="0.384cm" svg:x="-0.499cm" svg:y="0cm"><draw:text-box><text:p><text:span text:style-name="T14">12</text:span></text:p></draw:text-box></draw:frame>Les régions déclaratives peuvent être imbriquées dans d’autres régions déclaratives. <text:span text:style-name="T70">Par</text:span> exemple, <text:span text:style-name="T70">les </text:span>sous-programmes, packages, unités de tâches, unités génériques et <text:span text:style-name="T70">instructions </text:span>blocs peuvent être imbriqués les un<text:span text:style-name="T70">s</text:span> dans les autres, et peuvent contenir <text:span text:style-name="T70">des déclarations de</text:span> type <text:span text:style-name="T70">record</text:span>, <text:span text:style-name="T70">des </text:span>instructions de boucle et <text:span text:style-name="T70">des </text:span>instructions <text:span text:style-name="T70">accept</text:span>.</text:p>
      <text:p text:style-name="P3"/>
      <text:p text:style-name="P39"><draw:frame text:anchor-type="paragraph" draw:z-index="7" draw:name="Text Frame 13" draw:style-name="gr1" draw:text-style-name="P70" svg:width="0.348cm" svg:height="0.384cm" svg:x="-0.499cm" svg:y="0cm"><draw:text-box><text:p><text:span text:style-name="T14">13</text:span></text:p></draw:text-box></draw:frame><text:span text:style-name="T6">Références:</text:span> instruction accept 9.5, déclaration de base 3.1, instruction bloc 5.6, <text:span text:style-name="T71">stub</text:span> de corps 10.2, déclaration 3.1, partie discriminante 3.7.1, spécification <text:span text:style-name="T71">de </text:span>discriminant 3.7.1, déclaration d'entrée 9.5, partie formelle 6.1, corps générique 12.2, déclaration générique 12.1, déclaration de paramètre générique 12.1, déclaration implicite 3.1, déclaration de type incompl<text:span text:style-name="T72">e</text:span>t 3.8.1, unité de <text:span text:style-name="T70">librairie</text:span> 10.1, instruction de boucle 5.5, package 7, corps d<text:span text:style-name="T72">e</text:span> package 7.1, déclaration de package 7.1, spécification de paramètre 6.1, déclaration de type privé 7.4, clause de représentation <text:span text:style-name="T72">de record</text:span> 13.4, type <text:span text:style-name="T72">record</text:span> 3.7, déclaration de <text:span text:style-name="T72">renommage</text:span> 8.5, package standard 8.6, corps d<text:span text:style-name="T72">e</text:span> sous-programme 6.3, déclaration d<text:span text:style-name="T72">e</text:span> sous-programme 6.1, sous-unité 10.2, corps de tâche 9.1, déclaration de tâche 9.1, unité tâche 9</text:p>
      <text:p text:style-name="P3"/>
      <text:p text:style-name="P3"/>
      <text:list xml:id="list12215130393091" text:continue-list="list12216327256083" text:style-name="Numbering_20_123">
        <text:list-item>
          <text:list>
            <text:list-item>
              <text:h text:style-name="P26" text:outline-level="2">Portée des déclarations</text:h>
            </text:list-item>
          </text:list>
        </text:list-item>
      </text:list>
      <text:p text:style-name="P42"/>
      <text:p text:style-name="P42"/>
      <text:p text:style-name="P42"><draw:frame text:anchor-type="paragraph" draw:z-index="8" draw:name="Text Frame 36" draw:style-name="gr1" draw:text-style-name="P70" svg:width="0.348cm" svg:height="0.384cm" svg:x="-0.499cm" svg:y="0cm"><draw:text-box><text:p><text:span text:style-name="T14">1</text:span></text:p></draw:text-box></draw:frame>Pour chaque forme de déclaration, les règles <text:span text:style-name="T73">du langage</text:span> définissent une certaine <text:span text:style-name="T73">portion</text:span> du texte du programme appelé <text:span text:style-name="T6">portée</text:span> de la déclaration. La portée d'un<text:span text:style-name="T74">e </text:span>déclaration est également appelée le p<text:span text:style-name="T75">ortée</text:span> de toute entité déclarée par l<text:span text:style-name="T75">a</text:span> déclaration. De plus, si la déclaration associe une notation à une entité déclarée, cette partie du texte est également appelée <text:span text:style-name="T75">portée</text:span> de cette notation (soit un identifiant, un littéral caractère, un symbole opérateur, ou la notation pour une opération de base). Dans l<text:span text:style-name="T75">a portée</text:span> d'un<text:span text:style-name="T75">e</text:span> entité, et seulement là, il y a des endroits où il est <text:span text:style-name="T75">licite</text:span> d'utiliser l<text:span text:style-name="T75">a</text:span> notation associée afin de faire référence à l'entité déclarée. Ces places sont défini<text:span text:style-name="T75">e</text:span>s par les règles de visibilité et de surcharge.</text:p>
      <text:p text:style-name="P3"/>
      <text:p text:style-name="P3"><draw:frame text:anchor-type="paragraph" draw:z-index="48" draw:name="Text Frame 17" draw:style-name="gr1" draw:text-style-name="P70" svg:width="0.348cm" svg:height="0.384cm" svg:x="-0.499cm" svg:y="0cm"><draw:text-box><text:p><text:span text:style-name="T14">2</text:span></text:p></draw:text-box></draw:frame>La portée d'une déclaration qui apparaît immédiatement dans un<text:span text:style-name="T76">e région</text:span> déclarati<text:span text:style-name="T76">ve</text:span> s'étend du début de la déclaration à la fin de la région déclarative ; cette partie de la portée d'une déclaration est appelée la <text:span text:style-name="T6">portée immédiate</text:span>. Par ailleurs, pour chacune des déclarations listées ci-dessous, la portée de la déclaration s’étend au-delà de la portée immédiate : <text:s/></text:p>
      <text:p text:style-name="P40"/>
      <text:list text:style-name="L1">
        <text:list-item>
          <text:p text:style-name="P59"><draw:frame text:anchor-type="paragraph" draw:z-index="44" draw:name="Text Frame 10" draw:style-name="gr1" draw:text-style-name="P70" svg:width="0.348cm" svg:height="0.384cm" svg:x="-0.499cm" svg:y="0cm"><draw:text-box><text:p><text:span text:style-name="T14">3</text:span></text:p></draw:text-box></draw:frame><text:span text:style-name="T14">Une déclaration qui apparaît immédiatement dans la partie visible d'un</text:span><text:span text:style-name="T24">e</text:span><text:span text:style-name="T14"> déclaration de pa</text:span><text:span text:style-name="T24">ckage</text:span><text:span text:style-name="T14">.</text:span></text:p>
        </text:list-item>
      </text:list>
      <text:p text:style-name="P40"/>
      <text:list text:continue-numbering="true" text:style-name="L1">
        <text:list-item>
          <text:p text:style-name="P59"><draw:frame text:anchor-type="paragraph" draw:z-index="45" draw:name="Text Frame 11" draw:style-name="gr1" draw:text-style-name="P70" svg:width="0.348cm" svg:height="0.384cm" svg:x="-0.499cm" svg:y="0cm"><draw:text-box><text:p><text:span text:style-name="T14">4</text:span></text:p></draw:text-box></draw:frame><text:span text:style-name="T14">Une déclaration d'entrée.</text:span></text:p>
        </text:list-item>
      </text:list>
      <text:p text:style-name="P40"/>
      <text:list text:continue-numbering="true" text:style-name="L1">
        <text:list-item>
          <text:p text:style-name="P59"><draw:frame text:anchor-type="paragraph" draw:z-index="46" draw:name="Text Frame 14" draw:style-name="gr1" draw:text-style-name="P70" svg:width="0.348cm" svg:height="0.384cm" svg:x="-0.499cm" svg:y="0cm"><draw:text-box><text:p><text:span text:style-name="T14">5</text:span></text:p></draw:text-box></draw:frame><text:span text:style-name="T14">Une déclaration de composant</text:span><text:span text:style-name="T25">e.</text:span></text:p>
        </text:list-item>
      </text:list>
      <text:p text:style-name="P40"/>
      <text:list text:continue-numbering="true" text:style-name="L1">
        <text:list-item>
          <text:p text:style-name="P59"><draw:frame text:anchor-type="paragraph" draw:z-index="47" draw:name="Text Frame 15" draw:style-name="gr1" draw:text-style-name="P70" svg:width="0.348cm" svg:height="0.384cm" svg:x="-0.499cm" svg:y="0cm"><draw:text-box><text:p><text:span text:style-name="T14">6</text:span></text:p></draw:text-box></draw:frame><text:span text:style-name="T14">Une spécification </text:span><text:span text:style-name="T25">de </text:span><text:span text:style-name="T14">discriminant.</text:span></text:p>
          <text:p text:style-name="P62"><text:span text:style-name="T14"/></text:p>
        </text:list-item>
        <text:list-item>
          <text:p text:style-name="P62"><draw:frame text:anchor-type="paragraph" draw:z-index="49" draw:name="Text Frame 9" draw:style-name="gr1" draw:text-style-name="P70" svg:width="0.348cm" svg:height="0.384cm" svg:x="-0.499cm" svg:y="0cm"><draw:text-box><text:p><text:span text:style-name="T14">7</text:span></text:p></draw:text-box></draw:frame><text:span text:style-name="T14">Une spécification de paramètre.</text:span></text:p>
        </text:list-item>
      </text:list>
      <text:p text:style-name="P40"/>
      <text:list xml:id="list12216033189759" text:continue-numbering="true" text:style-name="L1">
        <text:list-item>
          <text:p text:style-name="P59"><draw:frame text:anchor-type="paragraph" draw:z-index="62" draw:name="Text Frame 29" draw:style-name="gr1" draw:text-style-name="P70" svg:width="0.348cm" svg:height="0.384cm" svg:x="-0.499cm" svg:y="0cm"><draw:text-box><text:p><text:span text:style-name="T14">8</text:span></text:p></draw:text-box></draw:frame><text:span text:style-name="T14">Une déclaration de paramètre générique. </text:span></text:p>
        </text:list-item>
      </text:list>
      <text:p text:style-name="P40"/>
      <text:p text:style-name="P40"/>
      <text:p text:style-name="P41"><draw:frame text:anchor-type="paragraph" draw:z-index="50" draw:name="Text Frame 18" draw:style-name="gr2" draw:text-style-name="P70" svg:width="0.348cm" svg:height="0.384cm" svg:x="9.999cm" svg:y="0cm"><draw:text-box><text:p><text:span text:style-name="T14">9</text:span></text:p></draw:text-box></draw:frame>Dans chacun de ces cas, la déclaration donnée <text:span text:style-name="T77">se produit</text:span> immédiatement dans une déclaration englobante, et la portée de la déclaration donnée s'étend jusqu'à la fin d<text:span text:style-name="T77">e la portée</text:span> de la <text:span text:style-name="T77">déclaration englobante</text:span>.</text:p>
      <text:p text:style-name="P40"/>
      <text:p text:style-name="P40"><draw:frame text:anchor-type="paragraph" draw:z-index="51" draw:name="Text Frame 19" draw:style-name="gr2" draw:text-style-name="P70" svg:width="0.348cm" svg:height="0.384cm" svg:x="9.999cm" svg:y="0cm"><draw:text-box><text:p><text:span text:style-name="T14">10</text:span></text:p></draw:text-box></draw:frame>En l'absence d’<text:span text:style-name="T78">une</text:span> déclaration de sous-programme, la spécification du sous-programme donné<text:span text:style-name="T78">e</text:span> dans le corps du sous-programme ou dans le stub du corps fait office de déclaration et la règle (e) s’applique également dans un tel cas.</text:p>
      <text:p text:style-name="P40"><text:span text:style-name="T7"/></text:p>
      <text:p text:style-name="P40"><text:span text:style-name="T7">Note</text:span><text:span text:style-name="T6">: </text:span><text:s text:c="2"/></text:p>
      <text:p text:style-name="P40"/>
      <text:p text:style-name="P43">Les règles de <text:span text:style-name="T79">portée</text:span> ci-dessus s'appliquent à toutes les formes de déclaration définies par la section</text:p>
      <text:p text:style-name="P43">3.1 ; en particulier, elles s'appliquent également aux déclarations implicites. <text:span text:style-name="T80">La r</text:span>ègle (a) s'applique à une déclaration de package et donc pas à la spécification du package d'une déclaration générique. Pour les déclarations imbriquées, les règles (a) à (f) <text:span text:style-name="T80">s’appliquent</text:span> à chaque niveau. Par exemple, si une unité de tâche est déclarée dans l<text:span text:style-name="T80">a</text:span> partie visible d'un package, la portée d'une entrée de l'unité de tâche s'étend jusqu'à la fin d<text:span text:style-name="T80">e la portée</text:span> de l'unité de tâche, c'est-à-dire jusqu'à la fin d<text:span text:style-name="T80">e portée</text:span> du <text:span text:style-name="T80">package</text:span> <text:span text:style-name="T80">englobant</text:span>. La portée d'une clause <text:span text:style-name="T80">use</text:span> est définie dans la section 8.4.</text:p>
      <text:p text:style-name="P43"/>
      <text:p text:style-name="P43"><text:span text:style-name="T6">Références :</text:span> opération de base 3.3.3, stub de corps 10.2, caractère littéral 2.5, déclaration de composant<text:span text:style-name="T81">e</text:span> 3.7, déclaration 3.1, région déclarative 8.1, spécification <text:span text:style-name="T81">de </text:span>discriminant 3.7.1, déclaration d'entrée 9.5, <text:span text:style-name="T81">s’</text:span>étend 8.1, déclaration générique 12.1, déclaration de paramètre générique 12.1, identifiant 2.3, déclaration implicite 3.1, apparaît immédiatement dans 8.1, symbole opérateur 6.1, surcharge 6.6 8.7, déclaration d<text:span text:style-name="T81">e</text:span> package 7.1, spécification <text:span text:style-name="T81">de </text:span>package 7.1, spécification de paramètre 6.1, type <text:span text:style-name="T81">record</text:span> 3.7, <text:span text:style-name="T81">déclaration de renommage</text:span> 8.5, corps d<text:span text:style-name="T81">e</text:span> sous-programme 6.3, déclaration d<text:span text:style-name="T81">e</text:span> sous-programme 6.1, déclaration <text:span text:style-name="T81">de </text:span>tâche 9.1, unité de tâche 9, déclaration de type 3.3.1, clause <text:span text:style-name="T81">use</text:span> 8.4, visibilité 8.3, partie visible 7.2 <text:s text:c="2"/></text:p>
      <text:p text:style-name="P43"/>
      <text:p text:style-name="P4"/>
      <text:list xml:id="list12215923573283" text:continue-list="list12215130393091" text:style-name="Numbering_20_123">
        <text:list-item>
          <text:list>
            <text:list-item>
              <text:h text:style-name="P28" text:outline-level="2">Visibilité </text:h>
            </text:list-item>
          </text:list>
        </text:list-item>
      </text:list>
      <text:p text:style-name="P4"/>
      <text:p text:style-name="P4"/>
      <text:p text:style-name="P44"><draw:frame text:anchor-type="paragraph" draw:z-index="9" draw:name="Text Frame 55" draw:style-name="gr2" draw:text-style-name="P70" svg:width="0.348cm" svg:height="0.384cm" svg:x="9.999cm" svg:y="0cm"><draw:text-box><text:p><text:span text:style-name="T14">1</text:span></text:p></draw:text-box></draw:frame>La signification de l'occurrence d'un identifiant à un endroit donné du texte est défini<text:span text:style-name="T82">e </text:span>par les règles de visibilité et également, en cas de déclarations surcharg<text:span text:style-name="T82">é</text:span>e<text:span text:style-name="T82">s</text:span>, par les règles de surcharge. Les identifiants <text:span text:style-name="T82">considérés</text:span> dans ce chapitre <text:span text:style-name="T82">incluent</text:span> tout identifiant autre qu'un mot réservé, un désigna<text:span text:style-name="T82">nt d’</text:span>attribut, un identifiant <text:span text:style-name="T82">de </text:span>pragma, l'identifiant d'un argument <text:span text:style-name="T82">de </text:span>pragma, ou un identifiant donné en argument <text:span text:style-name="T82">d’un </text:span>pragma. Les lieux considérés dans ce chapitre sont ceux où apparaît un élément lexical (tel qu’un identifiant). Les déclarations surchargées considérées dans ce chapitre sont celles <text:span text:style-name="T82">de</text:span> sous-programmes, <text:span text:style-name="T82">de </text:span>littéraux d’énumération et <text:span text:style-name="T82">d’</text:span>entrées uniques.</text:p>
      <text:p text:style-name="P4"/>
      <text:p text:style-name="P45"><draw:frame text:anchor-type="paragraph" draw:z-index="10" draw:name="Text Frame 56" draw:style-name="gr2" draw:text-style-name="P70" svg:width="0.348cm" svg:height="0.384cm" svg:x="9.999cm" svg:y="0cm"><draw:text-box><text:p><text:span text:style-name="T14">2</text:span></text:p></draw:text-box></draw:frame>Pour chaque identifiant et à chaque endroit du texte, les règles de visibilité déterminer un ensemble de déclarations (<text:span text:style-name="T83">ayant</text:span> cet identifiant) qui définissent les significations possibles d’une occurrence de l’identifiant. On dit qu'une déclaration est <text:span text:style-name="T6">visible</text:span> à un endroit donné du texte lorsque, selon l<text:span text:style-name="T83">es</text:span> règles <text:s/><text:span text:style-name="T83">de </text:span>visibilité, la déclaration définit une signification possible de cette occurrence. Deux cas se présentent. </text:p>
      <text:p text:style-name="P4"/>
      <text:list text:continue-list="list12214592182758" text:style-name="List_20_1">
        <text:list-item>
          <text:p text:style-name="P56"><draw:frame text:anchor-type="paragraph" draw:z-index="52" draw:name="Text Frame 20" draw:style-name="gr2" draw:text-style-name="P70" svg:width="0.348cm" svg:height="0.384cm" svg:x="9.999cm" svg:y="0cm"><draw:text-box><text:p><text:span text:style-name="T14">3</text:span></text:p></draw:text-box></draw:frame><text:span text:style-name="T14">Les règles de visibilité déterminent </text:span><text:span text:style-name="T35">au plus un</text:span><text:span text:style-name="T36">e</text:span><text:span text:style-name="T14"> </text:span><text:span text:style-name="T26">signification</text:span><text:span text:style-name="T14"> possible. Dans un tel </text:span><text:span text:style-name="T26">cas</text:span><text:span text:style-name="T14"> les règles de visibilité sont suffisantes pour déterminer </text:span><text:span text:style-name="T26">la </text:span><text:span text:style-name="T14">déclaration définissant la signification de l'occurrence de l'identifiant, ou en l'absence d'une telle déclaration, </text:span><text:span text:style-name="T26">pour</text:span><text:span text:style-name="T14"> déterminer que le <text:s/>l’</text:span><text:span text:style-name="T26">occurence</text:span><text:span text:style-name="T14"> est </text:span><text:span text:style-name="T26">illicite</text:span><text:span text:style-name="T14"> au </text:span><text:span text:style-name="T26">point</text:span><text:span text:style-name="T14"> donné.</text:span></text:p>
        </text:list-item>
      </text:list>
      <text:p text:style-name="P47"/>
      <text:list xml:id="list12216268510127" text:continue-numbering="true" text:style-name="List_20_1">
        <text:list-item>
          <text:p text:style-name="P56"><draw:frame text:anchor-type="paragraph" draw:z-index="53" draw:name="Text Frame 21" draw:style-name="gr2" draw:text-style-name="P70" svg:width="0.348cm" svg:height="0.384cm" svg:x="9.999cm" svg:y="0cm"><draw:text-box><text:p><text:span text:style-name="T14">4</text:span></text:p></draw:text-box></draw:frame><text:span text:style-name="T14">Les règles de visibilité déterminent </text:span><text:span text:style-name="T35">plus d'une</text:span><text:span text:style-name="T14"> signification possible. Dans un tel cas, l'</text:span><text:span text:style-name="T26">occurrence</text:span><text:span text:style-name="T14"> de l'identifiant est l</text:span><text:span text:style-name="T26">icite</text:span><text:span text:style-name="T14"> </text:span><text:span text:style-name="T26">en ce point</text:span><text:span text:style-name="T14"> si et seulement si </text:span><text:span text:style-name="T35">exactement une</text:span><text:span text:style-name="T14"> déclaration visible est acceptable pour le</text:span><text:span text:style-name="T26">s</text:span><text:span text:style-name="T14"> règles de surcharge dans le contexte donné (voir section 6.6 pour les règles de surcharge et la section 8.7 pour le contexte utilisé </text:span><text:span text:style-name="T26">dans</text:span><text:span text:style-name="T14"> la résolution </text:span><text:span text:style-name="T26">de </text:span><text:span text:style-name="T14">surcharge).</text:span></text:p>
        </text:list-item>
      </text:list>
      <text:p text:style-name="P68"/>
      <text:p text:style-name="P69"><draw:frame text:anchor-type="paragraph" draw:z-index="54" draw:name="Text Frame 16" draw:style-name="gr1" draw:text-style-name="P70" svg:width="0.348cm" svg:height="0.384cm" svg:x="-0.499cm" svg:y="0cm"><draw:text-box><text:p><text:span text:style-name="T14">5</text:span></text:p></draw:text-box></draw:frame><text:span text:style-name="T14">Une déclaration n'est visible que dans une certaine partie de s</text:span><text:span text:style-name="T27">a portée</text:span><text:span text:style-name="T14"> ; ce</text:span><text:span text:style-name="T27">tte</text:span><text:span text:style-name="T14"> partie commence à la fin de la déclaration sauf </text:span><text:span text:style-name="T27">pour</text:span><text:span text:style-name="T14"> un</text:span><text:span text:style-name="T27">e</text:span><text:span text:style-name="T14"> spécification </text:span><text:span text:style-name="T27">de </text:span><text:span text:style-name="T14">package, auquel cas elle commence au mot réservé « </text:span><text:span text:style-name="T27">is »</text:span><text:span text:style-name="T14"> </text:span><text:span text:style-name="T27">présent</text:span><text:span text:style-name="T14"> après l'identifiant de la spécification du package. (Cette règle s'applique, en particulier, pour les déclarations implicites.)</text:span></text:p>
      <text:p text:style-name="P4"/>
      <text:p text:style-name="P4"><draw:frame text:anchor-type="paragraph" draw:z-index="55" draw:name="Text Frame 22" draw:style-name="gr1" draw:text-style-name="P70" svg:width="0.348cm" svg:height="0.384cm" svg:x="-0.499cm" svg:y="0cm"><draw:text-box><text:p><text:span text:style-name="T14">6</text:span></text:p></draw:text-box></draw:frame>La visibilité est soit <text:span text:style-name="T85">obtenue </text:span>par sélection, soit directe. Une déclaration est visible <text:span text:style-name="T6">par sélection</text:span> aux endroits définis comme suit.</text:p>
      <text:p text:style-name="P4"/>
      <text:list text:continue-list="list12216033189759" text:style-name="L1">
        <text:list-item text:start-value="1">
          <text:p text:style-name="P64"><draw:frame text:anchor-type="paragraph" draw:z-index="56" draw:name="Text Frame 23" draw:style-name="gr1" draw:text-style-name="P70" svg:width="0.348cm" svg:height="0.384cm" svg:x="-0.499cm" svg:y="0cm"><draw:text-box><text:p><text:span text:style-name="T14">7</text:span></text:p></draw:text-box></draw:frame><text:span text:style-name="T14">Pour une déclaration figurant dans la partie visible d'une déclaration de </text:span><text:span text:style-name="T28">package</text:span><text:span text:style-name="T14"> : à la place du sélecteur après le point d'un nom développé dont <text:s/>le préfixe désigne le package.</text:span></text:p>
        </text:list-item>
      </text:list>
      <text:p text:style-name="P48"/>
      <text:list text:continue-numbering="true" text:style-name="L1">
        <text:list-item>
          <text:p text:style-name="P64"><draw:frame text:anchor-type="paragraph" draw:z-index="57" draw:name="Text Frame 24" draw:style-name="gr1" draw:text-style-name="P70" svg:width="0.348cm" svg:height="0.384cm" svg:x="-0.499cm" svg:y="0cm"><draw:text-box><text:p><text:span text:style-name="T14">8</text:span></text:p></draw:text-box></draw:frame><text:span text:style-name="T14">Pour une déclaration d'entrée d'un type tâche donné : au lieu du sélecteur après le point d'un</text:span><text:span text:style-name="T29">e</text:span><text:span text:style-name="T14"> composant</text:span><text:span text:style-name="T29">e </text:span><text:span text:style-name="T14">sélectionné</text:span><text:span text:style-name="T29">e</text:span><text:span text:style-name="T14"> dont le préfixe est approprié au type de tâche.</text:span></text:p>
        </text:list-item>
      </text:list>
      <text:p text:style-name="P48"/>
      <text:list text:continue-numbering="true" text:style-name="L1">
        <text:list-item>
          <text:p text:style-name="P66"><draw:frame text:anchor-type="paragraph" draw:z-index="58" draw:name="Text Frame 25" draw:style-name="gr1" draw:text-style-name="P70" svg:width="0.348cm" svg:height="0.384cm" svg:x="-0.499cm" svg:y="0cm"><draw:text-box><text:p><text:span text:style-name="T14">9</text:span></text:p></draw:text-box></draw:frame><text:span text:style-name="T14">Pour une déclaration de composant</text:span><text:span text:style-name="T30">e</text:span><text:span text:style-name="T14"> d'une déclaration de type </text:span><text:span text:style-name="T30">record</text:span><text:span text:style-name="T14"> donné</text:span><text:span text:style-name="T30">e</text:span><text:span text:style-name="T14"> : à l’</text:span><text:span text:style-name="T30">endroit</text:span><text:span text:style-name="T14"> du sélecteur après le point d'un</text:span><text:span text:style-name="T30">e</text:span><text:span text:style-name="T14"> composant</text:span><text:span text:style-name="T30">e</text:span><text:span text:style-name="T14"> sélectionné</text:span><text:span text:style-name="T30">e</text:span><text:span text:style-name="T14"> dont le préfixe est approprié pour le type ; également à l'endroit du nom simple </text:span><text:span text:style-name="T30">d’u</text:span><text:span text:style-name="T14">n</text:span><text:span text:style-name="T30">e</text:span><text:span text:style-name="T14"> composant</text:span><text:span text:style-name="T30">e</text:span><text:span text:style-name="T14"> (avant le délimiteur composé =&gt;) dans un</text:span><text:span text:style-name="T30">e </text:span><text:span text:style-name="T14">association </text:span><text:span text:style-name="T30">de composante nommée</text:span><text:span text:style-name="T14"> </text:span><text:span text:style-name="T30">pour </text:span><text:span text:style-name="T14">un agrégat du type.</text:span></text:p>
        </text:list-item>
      </text:list>
      <text:p text:style-name="P48"/>
      <text:list text:continue-numbering="true" text:style-name="L1">
        <text:list-item>
          <text:p text:style-name="P64"><draw:frame text:anchor-type="paragraph" draw:z-index="59" draw:name="Text Frame 26" draw:style-name="gr1" draw:text-style-name="P70" svg:width="0.348cm" svg:height="0.384cm" svg:x="-0.499cm" svg:y="0cm"><draw:text-box><text:p><text:span text:style-name="T14">10</text:span></text:p></draw:text-box></draw:frame><text:span text:style-name="T14">Pour une spécification </text:span><text:span text:style-name="T31">de </text:span><text:span text:style-name="T14">discriminant d'une déclaration de type donnée : </text:span><text:span text:style-name="T31">aux </text:span><text:span text:style-name="T14">mêmes endroits que pour une déclaration de composant</text:span><text:span text:style-name="T31">e</text:span><text:span text:style-name="T14"> ; également à l'endroit d'un nom simple </text:span><text:span text:style-name="T31">de </text:span><text:span text:style-name="T14">discriminant (avant le délimiteur composé =&gt;) dans un</text:span><text:span text:style-name="T31">e </text:span><text:span text:style-name="T14">association </text:span><text:span text:style-name="T31">de </text:span><text:span text:style-name="T14">discriminant </text:span><text:span text:style-name="T31">nommée</text:span><text:span text:style-name="T14"> </text:span><text:span text:style-name="T31">pour </text:span><text:span text:style-name="T14">une contrainte discriminante </text:span><text:span text:style-name="T31">du</text:span><text:span text:style-name="T14"> type.</text:span></text:p>
          <text:p text:style-name="P65"><text:span text:style-name="T14"/></text:p>
        </text:list-item>
        <text:list-item>
          <text:p text:style-name="P65"><draw:frame text:anchor-type="paragraph" draw:z-index="60" draw:name="Text Frame 27" draw:style-name="gr1" draw:text-style-name="P70" svg:width="0.348cm" svg:height="0.384cm" svg:x="-0.499cm" svg:y="0cm"><draw:text-box><text:p><text:span text:style-name="T14">11</text:span></text:p></draw:text-box></draw:frame><text:span text:style-name="T14">Pour une spécification de paramètre d'une spécification de sous-programme donnée ou </text:span><text:span text:style-name="T32">de </text:span><text:span text:style-name="T14">déclaration d'entrée : à l’</text:span><text:span text:style-name="T32">emplacement</text:span><text:span text:style-name="T14"> du paramètre formel (avant le délimiteur composé =&gt;) dans une association de paramètres nommés d'un </text:span><text:span text:style-name="T32">appel de </text:span><text:span text:style-name="T14">sous-programme ou d'entrée correspondant.</text:span></text:p>
        </text:list-item>
      </text:list>
      <text:p text:style-name="P48"/>
      <text:list xml:id="list12216260078289" text:continue-numbering="true" text:style-name="L1">
        <text:list-item>
          <text:p text:style-name="P67"><draw:frame text:anchor-type="paragraph" draw:z-index="61" draw:name="Text Frame 28" draw:style-name="gr1" draw:text-style-name="P70" svg:width="0.348cm" svg:height="0.384cm" svg:x="-0.499cm" svg:y="0cm"><draw:text-box><text:p><text:span text:style-name="T14">12</text:span></text:p></draw:text-box></draw:frame><text:span text:style-name="T14">Pour une déclaration de paramètre générique d'une unité générique donnée : à l’</text:span><text:span text:style-name="T33">emplacement</text:span><text:span text:style-name="T14"> du paramètre formel générique (avant le délimiteur composé =&gt;) dans une association générique nommée d'un</text:span><text:span text:style-name="T33">e</text:span><text:span text:style-name="T14"> instan</text:span><text:span text:style-name="T34">t</text:span><text:span text:style-name="T14">iation générique correspondant</text:span><text:span text:style-name="T33">e</text:span><text:span text:style-name="T14">.</text:span></text:p>
        </text:list-item>
      </text:list>
      <text:p text:style-name="P48"/>
      <text:p text:style-name="P52"><draw:frame text:anchor-type="paragraph" draw:z-index="63" draw:name="Text Frame 30" draw:style-name="gr1" draw:text-style-name="P70" svg:width="0.348cm" svg:height="0.384cm" svg:x="-0.499cm" svg:y="0cm"><draw:text-box><text:p><text:span text:style-name="T14">13</text:span></text:p></draw:text-box></draw:frame>Enfin, au sein de la région déclarative associée à une construction autre qu'une déclaration de type record, toute déclaration qui se produit immédiatement au sein de la région est visible par sélection à la place du sélecteur après le point d'un nom développé dont le préfixe désigne la construction.</text:p>
      <text:p text:style-name="P5"/>
      <text:p text:style-name="P5"><draw:frame text:anchor-type="paragraph" draw:z-index="64" draw:name="Text Frame 31" draw:style-name="gr1" draw:text-style-name="P70" svg:width="0.348cm" svg:height="0.384cm" svg:x="-0.499cm" svg:y="0cm"><draw:text-box><text:p><text:span text:style-name="T14">14</text:span></text:p></draw:text-box></draw:frame>Lorsqu'elle n'est pas visible par sélection, une déclaration visible est dite <text:span text:style-name="T6">directement visible</text:span>. Une déclaration est directement visible dans une certaine partie de sa portée immédiate ; cette partie s'étend jusqu'à la fin de l<text:span text:style-name="T86">a portée </text:span>immédiat<text:span text:style-name="T86">e</text:span> de la déclaration, mais exclut les endroits où la déclaration est caché<text:span text:style-name="T86">e</text:span> comme expliqué ci-dessous. De plus, une déclaration survenant immédiatement dans la partie visible d'un <text:span text:style-name="T86">package</text:span> peut être <text:span text:style-name="T86">rendue</text:span> directement visible au moyen d’une clause <text:span text:style-name="T86">use</text:span> selon les règles décrites dans <text:span text:style-name="T86">la section</text:span> 8.4. (Voir également la section 8.6 pour la visibilité des unités de <text:span text:style-name="T86">librairie</text:span>.)</text:p>
      <text:p text:style-name="P5"/>
      <text:p text:style-name="P49"><draw:frame text:anchor-type="paragraph" draw:z-index="65" draw:name="Text Frame 32" draw:style-name="gr1" draw:text-style-name="P70" svg:width="0.348cm" svg:height="0.384cm" svg:x="-0.499cm" svg:y="0cm"><draw:text-box><text:p><text:span text:style-name="T14">15</text:span></text:p></draw:text-box></draw:frame><text:span text:style-name="T87">U</text:span>ne déclaration est <text:span text:style-name="T87">dite </text:span><text:span text:style-name="T6">cachée</text:span> dans (une partie de) <text:span text:style-name="T87">d’</text:span>un<text:span text:style-name="T87">e</text:span> <text:span text:style-name="T87">région </text:span>déclarati<text:span text:style-name="T87">ve</text:span> interne si la région <text:span text:style-name="T87">interne</text:span> contient un homographe de cette déclaration ; la déclaration externe est alors cachée dans la portée immédiate de <text:span text:style-name="T87">l’</text:span>homographe interne. Chacune de deux déclarations est dite homographe de l'autre si les deux déclarations ont le même identifiant et que la surcharge est autorisée pour au plus un<text:span text:style-name="T88">e</text:span> des deux. Si la surcharge est autorisée pour les deux déclarations, alors chacun<text:span text:style-name="T88">e</text:span> des deux est homographe de l'autre s<text:span text:style-name="T88">i elles</text:span> ont le même identifiant, symbole d'opérateur ou littéral caractère, ainsi que le même profil de paramètre et de type de résultat (voir 6.6).</text:p>
      <text:p text:style-name="P49"/>
      <text:p text:style-name="P50"><draw:frame text:anchor-type="paragraph" draw:z-index="66" draw:name="Text Frame 33" draw:style-name="gr1" draw:text-style-name="P70" svg:width="0.348cm" svg:height="0.384cm" svg:x="-0.499cm" svg:y="0cm"><draw:text-box><text:p><text:span text:style-name="T14">16</text:span></text:p></draw:text-box></draw:frame>Dans la spécification d'un sous-programme, chaque déclaration <text:span text:style-name="T89">de</text:span> même désigna<text:span text:style-name="T89">nt</text:span> <text:span text:style-name="T89">que</text:span> le sous-programme est masqué ; il en va de même dans un<text:span text:style-name="T89">e</text:span> instan<text:span text:style-name="T90">t</text:span>iation générique qui déclare un sous-programme, et dans une déclaration d'entrée ou <text:span text:style-name="T89">dans </text:span>la partie formelle d'une <text:span text:style-name="T89">instruction</text:span> <text:span text:style-name="T89">accept</text:span> ; <text:span text:style-name="T89">lorsqu’elle est</text:span> caché<text:span text:style-name="T89">e</text:span> de cette manière, un<text:span text:style-name="T89">e</text:span> déclaration n’est visible ni par sélection ni directement. </text:p>
      <text:p text:style-name="P6"><draw:frame text:anchor-type="paragraph" draw:z-index="11" draw:name="Text Frame 60" draw:style-name="gr1" draw:text-style-name="P70" svg:width="0.348cm" svg:height="0.384cm" svg:x="-0.499cm" svg:y="0cm"><draw:text-box><text:p><text:span text:style-name="T14">6</text:span></text:p></draw:text-box></draw:frame>Les sous-unités d'une unité peuvent être recompilées sans affecter l'unité elle-même. De même, les modifications apportées à un <text:span text:style-name="T40">corps de </text:span>sous-programme ou <text:span text:style-name="T40">de</text:span> package n'affectent pas les autres unités de compilation (en dehors des sous-unités du corps) puisque ce<text:span text:style-name="T40">s</text:span> unités de compilation n'ont accès qu'<text:span text:style-name="T40">à la spécification du</text:span> sous-programme ou <text:span text:style-name="T40">du </text:span>package. Une implémentation est uniquement autorisée à déroger à cette règle pour les inclusions en ligne, pour certaines optimisations du compilateur et pour certaines implémentations <text:span text:style-name="T41">d’u</text:span>nités de programme génériques, comme décrit ci-dessous.</text:p>
      <text:p text:style-name="P5"/>
      <text:list text:continue-list="list12216268510127" text:style-name="List_20_1">
        <text:list-item>
          <text:p text:style-name="P53"><draw:frame text:anchor-type="paragraph" draw:z-index="12" draw:name="Text Frame 61" draw:style-name="gr1" draw:text-style-name="P70" svg:width="0.348cm" svg:height="0.384cm" svg:x="-0.499cm" svg:y="0cm"><draw:text-box><text:p><text:span text:style-name="T14">7</text:span></text:p></draw:text-box></draw:frame><text:span text:style-name="T14">Si un pragma INLINE est appliqué à une déclaration de sous-programme donnée dans un</text:span><text:span text:style-name="T15">e</text:span><text:span text:style-name="T14"> <text:s text:c="3"/>spécification d</text:span><text:span text:style-name="T15">e </text:span><text:span text:style-name="T14">package, l'inclusion en ligne ne sera réalisée que si le corps du package est compilé avant les unités appelant le sous-programme. Dans un tel cas, l'inclusion en ligne crée une dépendance de l'unité appelante vis-à-vis d</text:span><text:span text:style-name="T16">u </text:span><text:span text:style-name="T14">corps d</text:span><text:span text:style-name="T16">e</text:span><text:span text:style-name="T14"> package, et le compilateur doit reconnaître cette dépendance au moment de décider de la nécessité d’une recompilation. Si une unité appelante est compilé</text:span><text:span text:style-name="T16">e</text:span><text:span text:style-name="T14"> avant le corps du package, le pragma peut être ignoré par le <text:s text:c="3"/>compilateur pour de tels appels (un avertissement indiquant que l'inclusion en ligne n'a pas été <text:s text:c="3"/></text:span><text:span text:style-name="T16">faite</text:span><text:span text:style-name="T14"> peut être </text:span><text:span text:style-name="T16">émis</text:span><text:span text:style-name="T14">). Des considérations similaires s’appliquent à un sous-programme compilé pour lequel un pragma INLINE est spécifié.</text:span></text:p>
        </text:list-item>
      </text:list>
      <text:p text:style-name="P5"/>
      <text:list text:continue-numbering="true" text:style-name="List_20_1">
        <text:list-item>
          <text:p text:style-name="P29"><draw:frame text:anchor-type="paragraph" draw:z-index="13" draw:name="Text Frame 62" draw:style-name="gr1" draw:text-style-name="P70" svg:width="0.348cm" svg:height="0.384cm" svg:x="-0.499cm" svg:y="0cm"><draw:text-box><text:p><text:span text:style-name="T14">8</text:span></text:p></draw:text-box></draw:frame>À des fins d'optimisation, une implémentation peut compiler plusieurs unités d'une compilation donnée d'une manière qui crée des dépendances supplémentaires entre ces unités de compilation. Le compilateur doit alors prendre ces dépendances en compte au moment de décider de la nécessité de recompilations.</text:p>
        </text:list-item>
      </text:list>
      <text:p text:style-name="P5"/>
      <text:list text:continue-numbering="true" text:style-name="List_20_1">
        <text:list-item>
          <text:p text:style-name="P53"><draw:frame text:anchor-type="paragraph" draw:z-index="14" draw:name="Text Frame 63" draw:style-name="gr1" draw:text-style-name="P70" svg:width="0.348cm" svg:height="0.384cm" svg:x="-0.499cm" svg:y="0cm"><draw:text-box><text:p><text:span text:style-name="T14">9</text:span></text:p></draw:text-box></draw:frame><text:span text:style-name="T14">Une implémentation peut </text:span><text:span text:style-name="T17">exiger</text:span><text:span text:style-name="T14"> qu'une déclaration générique et le corps propre correspondant fasse</text:span><text:span text:style-name="T17">nt</text:span><text:span text:style-name="T14"> partie de la même compilation, que l'unité générique </text:span><text:span text:style-name="T17">soi</text:span><text:span text:style-name="T14">t elle-même compilée séparément ou </text:span><text:span text:style-name="T17">soi</text:span><text:span text:style-name="T14">t locale à une autre unité de compilation. Une implémentation peut également exiger que les sous-unités d’une unité générique fasse partie de la même compilation.</text:span></text:p>
        </text:list-item>
      </text:list>
      <text:p text:style-name="P5"/>
      <text:p text:style-name="P18"><draw:frame text:anchor-type="paragraph" draw:z-index="15" draw:name="Text Frame 64" draw:style-name="gr1" draw:text-style-name="P70" svg:width="0.348cm" svg:height="0.384cm" svg:x="-0.499cm" svg:y="0cm"><draw:text-box><text:p><text:span text:style-name="T14">10</text:span></text:p></draw:text-box></draw:frame>Exemples d'ordre de compilation :</text:p>
      <text:p text:style-name="P5"/>
      <text:list text:continue-list="list12216260078289" text:style-name="L1">
        <text:list-item>
          <text:p text:style-name="P57"><draw:frame text:anchor-type="paragraph" draw:z-index="16" draw:name="Text Frame 65" draw:style-name="gr1" draw:text-style-name="P70" svg:width="0.348cm" svg:height="0.384cm" svg:x="-0.499cm" svg:y="0cm"><draw:text-box><text:p><text:span text:style-name="T14">11</text:span></text:p></draw:text-box></draw:frame><text:span text:style-name="T14">Dans l'exemple 1 (voir 10.1.1) : La procédure QUADRATIC_EQUATION doit être compilé</text:span><text:span text:style-name="T18">e</text:span><text:span text:style-name="T14"> après les packages de </text:span><text:span text:style-name="T18">librairie</text:span><text:span text:style-name="T14"> TEXT_IO et REAL_OPERATIONS </text:span><text:span text:style-name="T18">puisqu’i</text:span><text:span text:style-name="T14">ls apparaissent dans sa clause with.</text:span></text:p>
        </text:list-item>
      </text:list>
      <text:p text:style-name="P5"/>
      <text:list text:continue-numbering="true" text:style-name="L1">
        <text:list-item>
          <text:p text:style-name="P57"><draw:frame text:anchor-type="paragraph" draw:z-index="17" draw:name="Text Frame 66" draw:style-name="gr1" draw:text-style-name="P70" svg:width="0.348cm" svg:height="0.384cm" svg:x="-0.499cm" svg:y="0cm"><draw:text-box><text:p><text:span text:style-name="T14">12</text:span></text:p></draw:text-box></draw:frame><text:span text:style-name="T14">Dans l'exemple 2 (voir 10.1.2) : Le corps du </text:span><text:span text:style-name="T18">package</text:span><text:span text:style-name="T14"> STOCK doit être compilé après la spécification du package correspondant</text:span><text:span text:style-name="T18">e</text:span><text:span text:style-name="T14">.</text:span></text:p>
        </text:list-item>
      </text:list>
      <text:p text:style-name="P5"/>
      <text:list text:continue-numbering="true" text:style-name="L1">
        <text:list-item>
          <text:p text:style-name="P58"><draw:frame text:anchor-type="paragraph" draw:z-index="18" draw:name="Text Frame 67" draw:style-name="gr1" draw:text-style-name="P70" svg:width="0.348cm" svg:height="0.384cm" svg:x="-0.499cm" svg:y="0cm"><draw:text-box><text:p><text:span text:style-name="T14">13</text:span></text:p></draw:text-box></draw:frame><text:span text:style-name="T14">Dans l'exemple 2 (voir 10.1.2) : La spécification du </text:span><text:span text:style-name="T18">package</text:span><text:span text:style-name="T14"> STOCK doit être compilé</text:span><text:span text:style-name="T19">e</text:span><text:span text:style-name="T14"> avant la procédure PROCESS</text:span><text:span text:style-name="T19">O</text:span><text:span text:style-name="T14">R. D'autre part, la procédure PROCESSOR peut être compilée avant ou après l</text:span><text:span text:style-name="T19">e </text:span><text:span text:style-name="T14">corps de </text:span><text:span text:style-name="T18">package</text:span><text:span text:style-name="T14"> STOCK.</text:span></text:p>
        </text:list-item>
      </text:list>
      <text:p text:style-name="P5"/>
      <text:list text:continue-numbering="true" text:style-name="L1">
        <text:list-item>
          <text:p text:style-name="P57"><draw:frame text:anchor-type="paragraph" draw:z-index="19" draw:name="Text Frame 68" draw:style-name="gr1" draw:text-style-name="P70" svg:width="0.348cm" svg:height="0.384cm" svg:x="-0.499cm" svg:y="0cm"><draw:text-box><text:p><text:span text:style-name="T14">14</text:span></text:p></draw:text-box></draw:frame><text:span text:style-name="T14">Dans l'exemple 3 (voir 10.2.1) : La procédure G doit être compilée après l</text:span><text:span text:style-name="T20">e </text:span><text:span text:style-name="T14">package TEXT_IO puisque ce package est nommé par la clause with de G. <text:s text:c="3"/>D'un autre côté, TEXT_IO peut être compilé avant ou après TOP.</text:span></text:p>
        </text:list-item>
      </text:list>
      <text:p text:style-name="P5"/>
      <text:list text:continue-numbering="true" text:style-name="L1">
        <text:list-item>
          <text:p text:style-name="P57"><draw:frame text:anchor-type="paragraph" draw:z-index="20" draw:name="Text Frame 69" draw:style-name="gr1" draw:text-style-name="P70" svg:width="0.348cm" svg:height="0.384cm" svg:x="-0.499cm" svg:y="0cm"><draw:text-box><text:p><text:span text:style-name="T14">15</text:span></text:p></draw:text-box></draw:frame><text:span text:style-name="T14">Dans l'exemple 3 (voir 10.2.1) : Les sous-unités TRANSFORM et FACILITY doivent être compilé</text:span><text:span text:style-name="T20">es</text:span><text:span text:style-name="T14"> après le programme principal TOP. De même, la sous-unité G doit être compilé</text:span><text:span text:style-name="T20">e</text:span><text:span text:style-name="T14"> après son unité parent</text:span><text:span text:style-name="T20">e</text:span><text:span text:style-name="T14"> FACILITY.</text:span></text:p>
        </text:list-item>
      </text:list>
      <text:p text:style-name="P5"/>
      <text:p text:style-name="P5"><text:span text:style-name="T7">Notes</text:span><text:span text:style-name="T6">: </text:span><text:s text:c="2"/></text:p>
      <text:p text:style-name="P5"/>
      <text:p text:style-name="P9"><draw:frame text:anchor-type="paragraph" draw:z-index="21" draw:name="Text Frame 70" draw:style-name="gr1" draw:text-style-name="P70" svg:width="0.348cm" svg:height="0.384cm" svg:x="-0.499cm" svg:y="0cm"><draw:text-box><text:p><text:span text:style-name="T14">16</text:span></text:p></draw:text-box></draw:frame>Pour les packages de <text:span text:style-name="T43">librairie</text:span>, il résulte des règles de recompilation qu'un corps d<text:span text:style-name="T43">e</text:span> <text:span text:style-name="T42">package</text:span> est rendu obsolète par la recompilation d<text:span text:style-name="T43">e la spécification</text:span> correspondant<text:span text:style-name="T43">e</text:span>.. Si la nouvelle spécification du package est telle qu'un <text:span text:style-name="T43">corps de </text:span>package n’est pas obligatoire (c’est-à-dire si la spécification du package ne contient <text:span text:style-name="T43">pas de </text:span>déclaration d'une unité de programme), <text:span text:style-name="T43">alors</text:span> la recompilation d'un corps <text:span text:style-name="T43">pou</text:span> ce package n’est pas <text:span text:style-name="T43">exigé</text:span>. Dans tous les cas, le <text:span text:style-name="T43">corps de </text:span>package obsolète ne doit pas être utilisé et peut donc être supprimé d<text:span text:style-name="T43">e la librairie </text:span>programme. </text:p>
      <text:p text:style-name="P7"/>
      <text:p text:style-name="P8"><text:span text:style-name="T6">Références : </text:span>compilation 10.1, unité de compilation 10.1, clause <text:span text:style-name="T44">de contexte</text:span></text:p>
      <text:p text:style-name="P7">10.1.1, élaboration 3.9, corps générique 12.2, déclaration générique 12.1,</text:p>
      <text:p text:style-name="P7">unité générique 12, unité de <text:span text:style-name="T44">librairie</text:span> 10.1, déclaration locale 8.1, nom 4.1,</text:p>
      <text:p text:style-name="P7">package 7, corps du package 7.1, spécification du package 7.1, unité parent<text:span text:style-name="T44">e</text:span> 10.2,</text:p>
      <text:p text:style-name="P7">pragma inline 6.3.2, procédure 6.1, corps de procédure 6.3, corps propre 3.9,</text:p>
      <text:p text:style-name="P7">unité secondaire 10.1, corps du sous-programme 6.3, déclaration du sous-programme 6.1,</text:p>
      <text:p text:style-name="P7">spécification de sous-programme 6.1, sous-unité 10.2, type 3.3, variable 3.2.1,</text:p>
      <text:p text:style-name="P7">visibilité 8.3, clause <text:span text:style-name="T44">with</text:span> 10.1.1 <text:s text:c="38"/></text:p>
      <text:p text:style-name="P7"/>
      <text:list text:continue-list="list12215923573283" text:style-name="Numbering_20_123">
        <text:list-item>
          <text:list>
            <text:list-item>
              <text:h text:style-name="P26" text:outline-level="2">La bibliothèque de programmes </text:h>
            </text:list-item>
          </text:list>
        </text:list-item>
      </text:list>
      <text:p text:style-name="P7"/>
      <text:p text:style-name="P10"><draw:frame text:anchor-type="paragraph" draw:z-index="22" draw:name="Text Frame 71" draw:style-name="gr2" draw:text-style-name="P70" svg:width="0.348cm" svg:height="0.384cm" svg:x="9.999cm" svg:y="0cm"><draw:text-box><text:p><text:span text:style-name="T14">1</text:span></text:p></draw:text-box></draw:frame>Les compilateurs sont tenus d'appliquer les règles <text:span text:style-name="T45">du langage</text:span> de la même manière pour un programme composé de plusieurs unités (et sous-unités) de compilation <text:span text:style-name="T45">que</text:span> pour un programme présenté en une seule compilation. Par conséquent, un fichier de <text:span text:style-name="T45">librairie</text:span> contenant des informations sur les unités de compilation de la <text:span text:style-name="T45">librairie</text:span> de programmes doit être maintenu par le compilateur ou l'environnement de compilation. Cette information peut inclure des tables de symboles et d'autres informations relatives à l'ordre des compilations précédentes. </text:p>
      <text:p text:style-name="P10"/>
      <text:p text:style-name="P10"><draw:frame text:anchor-type="paragraph" draw:z-index="23" draw:name="Text Frame 72" draw:style-name="gr2" draw:text-style-name="P70" svg:width="0.348cm" svg:height="0.384cm" svg:x="9.999cm" svg:y="0cm"><draw:text-box><text:p><text:span text:style-name="T14">2</text:span></text:p></draw:text-box></draw:frame>Une soumission normale au compilateur comprend la ou les unités de compilation et le fichier <text:span text:style-name="T48">librairie</text:span>. Ce dernier sert aux <text:span text:style-name="T48">vérifications</text:span> et est mis à jour <text:span text:style-name="T48">pour</text:span> chaque unité de compilation compilée avec succès.</text:p>
      <text:p text:style-name="P10"/>
      <text:p text:style-name="P19"><text:span text:style-name="T46">Not</text:span>es:</text:p>
      <text:p text:style-name="P10"/>
      <text:p text:style-name="P12"><draw:frame text:anchor-type="paragraph" draw:z-index="24" draw:name="Text Frame 73" draw:style-name="gr2" draw:text-style-name="P70" svg:width="0.348cm" svg:height="0.384cm" svg:x="9.999cm" svg:y="0cm"><draw:text-box><text:p><text:span text:style-name="T14">3</text:span></text:p></draw:text-box></draw:frame>Une seule <text:span text:style-name="T45">librairie</text:span> de programmes est implicite pour les unités de compilation d'un<text:span text:style-name="T49">e</text:span> compilation. L'existence possible de différentes <text:span text:style-name="T45">librairie</text:span> de programmes et les moyens par lesquels <text:span text:style-name="T49">elles</text:span> sont nommé<text:span text:style-name="T49">e</text:span>s ne relèvent pas de la définition du langage ; ce sont des préoccupations liées à l’environnement de programmation.</text:p>
      <text:p text:style-name="P10"/>
      <text:p text:style-name="P13"><draw:frame text:anchor-type="paragraph" draw:z-index="25" draw:name="Text Frame 74" draw:style-name="gr2" draw:text-style-name="P70" svg:width="0.348cm" svg:height="0.384cm" svg:x="9.999cm" svg:y="0cm"><draw:text-box><text:p><text:span text:style-name="T14">4</text:span></text:p></draw:text-box></draw:frame>Il devrait y avoir des commandes pour créer la <text:span text:style-name="T45">librairie</text:span> de programmes d'un programme ou d’une famille de programmes donnée. Ces commandes peuvent permettre <text:span text:style-name="T50">la</text:span> réutilisation d'unités d'autres <text:span text:style-name="T45">librairie</text:span><text:span text:style-name="T50">s</text:span> de programmes. Enfin, il devrait y avoir commandes pour interroger l’état des unités d’une <text:span text:style-name="T45">librairie</text:span> de programmes. La forme de ces commandes n'est pas spécifiée par la définition du langage.</text:p>
      <text:p text:style-name="P10"/>
      <text:p text:style-name="P13"><draw:frame text:anchor-type="paragraph" draw:z-index="26" draw:name="Text Frame 75" draw:style-name="gr2" draw:text-style-name="P70" svg:width="0.348cm" svg:height="0.384cm" svg:x="9.999cm" svg:y="0cm"><draw:text-box><text:p><text:span text:style-name="T14">5</text:span></text:p></draw:text-box></draw:frame><text:span text:style-name="T6">Références :</text:span> unité de compilation 10.1, clause <text:span text:style-name="T50">de contexte</text:span> 10.1.1, ordre de compilation 10.3, programme 10.1, <text:span text:style-name="T45">librairie</text:span> de programmes 10.1, sous-unité 10.2, clause <text:span text:style-name="T50">use</text:span> 8.4, clause <text:span text:style-name="T50">with</text:span> 10.1.1 <text:s/></text:p>
      <text:p text:style-name="P10"/>
      <text:list text:continue-numbering="true" text:style-name="Numbering_20_123">
        <text:list-item>
          <text:list>
            <text:list-item>
              <text:h text:style-name="P26" text:outline-level="2">Élaboration des unités de bibliothèque </text:h>
            </text:list-item>
          </text:list>
        </text:list-item>
      </text:list>
      <text:p text:style-name="P10"/>
      <text:p text:style-name="P14"><draw:frame text:anchor-type="paragraph" draw:z-index="27" draw:name="Text Frame 76" draw:style-name="gr2" draw:text-style-name="P70" svg:width="0.348cm" svg:height="0.384cm" svg:x="9.999cm" svg:y="0cm"><draw:text-box><text:p><text:span text:style-name="T14">1</text:span></text:p></draw:text-box></draw:frame>Avant l'exécution d'un programme principal, toutes les unités de <text:span text:style-name="T45">librairie</text:span> nécessaires au programme principal <text:span text:style-name="T51">sont</text:span> élaboré<text:span text:style-name="T51">es</text:span>, ainsi que <text:span text:style-name="T51">les corps d</text:span>'unité de <text:span text:style-name="T45">librairie</text:span> correspondant<text:span text:style-name="T51">s</text:span>, le cas échéant. Les unités de <text:span text:style-name="T45">librairie</text:span> nécessaires au programme principal sont : celles nommé<text:span text:style-name="T51">es</text:span> par les clauses <text:span text:style-name="T51">with</text:span> applicables au programme principal, à son corps et à ses sous-unités ; <text:span text:style-name="T51">celles</text:span> nommé<text:span text:style-name="T51">e</text:span>s par les clauses <text:span text:style-name="T51">with </text:span>applicables à ces unités <text:span text:style-name="T51">de librairie </text:span>elles-mêmes, aux corps d'unités de <text:span text:style-name="T51">librairie </text:span><text:s/>correspondants et à leurs sous-unités ; et ainsi de suite, de manière transitive.</text:p>
      <text:p text:style-name="P10"/>
      <text:p text:style-name="P15"><draw:frame text:anchor-type="paragraph" draw:z-index="28" draw:name="Text Frame 77" draw:style-name="gr2" draw:text-style-name="P70" svg:width="0.348cm" svg:height="0.384cm" svg:x="9.999cm" svg:y="0cm"><draw:text-box><text:p><text:span text:style-name="T14">2</text:span></text:p></draw:text-box></draw:frame>L'élaboration de ces unités de <text:span text:style-name="T52">librairie</text:span> et de<text:span text:style-name="T52">s corps d’unité de</text:span> <text:span text:style-name="T52">librairie</text:span> correspondant<text:span text:style-name="T52">s</text:span> <text:s/><text:span text:style-name="T52">est faite</text:span> dans un ordre cohérent avec l'ordre partiel défini par les clauses with (voir 10.3). De plus, un<text:span text:style-name="T52">e unité</text:span> <text:span text:style-name="T52">de </text:span><text:span text:style-name="T51">librairie</text:span> mentionnée <text:span text:style-name="T52">dans</text:span> la clause de contexte d'une sous-unité doit être élaborée avant le corps de l’unité de <text:span text:style-name="T52">librairie</text:span> ancêtre de la sous-unité.</text:p>
      <text:p text:style-name="P10"/>
      <text:p text:style-name="P16"><draw:frame text:anchor-type="paragraph" draw:z-index="29" draw:name="Text Frame 78" draw:style-name="gr2" draw:text-style-name="P70" svg:width="0.348cm" svg:height="0.384cm" svg:x="9.999cm" svg:y="0cm"><draw:text-box><text:p><text:span text:style-name="T14">3</text:span></text:p></draw:text-box></draw:frame>Un ordre d’élaboration cohérent avec cet ordre partiel ne <text:span text:style-name="T53">garantit </text:span>pas toujours que chaque corps d'unité de <text:span text:style-name="T52">librairie</text:span> soit élaboré avant toute autre unité de compilation dont l'élaboration nécessite que <text:span text:style-name="T53">le corps de </text:span>l'unité de <text:span text:style-name="T52">librairie </text:span>soit déjà élaboré. Si l'élaboration préalable de <text:span text:style-name="T54">corps d</text:span>'unité<text:span text:style-name="T54">s</text:span> de <text:span text:style-name="T52">librairie </text:span><text:span text:style-name="T54">est</text:span> nécessaire, cela peut être demandé par un pragma ELABORATE. La forme de ce pragma est l<text:span text:style-name="T54">a</text:span> suivant<text:span text:style-name="T54">e</text:span> :</text:p>
      <text:p text:style-name="P10"/>
      <text:p text:style-name="P10"><text:s text:c="3"/><text:span text:style-name="T38">pragma</text:span><text:span text:style-name="T37"> ELABORATE (</text:span><text:span text:style-name="T39">library_unit</text:span><text:span text:style-name="T37">_simple_name {, </text:span><text:span text:style-name="T39">library_unit</text:span><text:span text:style-name="T37">_simple_name});</text:span></text:p>
      <text:p text:style-name="P10"/>
      <text:p text:style-name="P11"><text:s text:c="6"/></text:p>
      <text:p text:style-name="P10"/>
      <text:p text:style-name="P17"><draw:frame text:anchor-type="paragraph" draw:z-index="32" draw:name="Text Frame 81" draw:style-name="gr1" draw:text-style-name="P70" svg:width="0.348cm" svg:height="0.384cm" svg:x="-0.499cm" svg:y="0cm"><draw:text-box><text:p><text:span text:style-name="T14">4</text:span></text:p></draw:text-box></draw:frame>Ces pragmas ne sont autorisés qu'immédiatement après la clause de contexte d'un<text:span text:style-name="T55">e</text:span> unité de compilation (avant l'unité de <text:span text:style-name="T55">librairie</text:span> ou l'unité secondaire suivante). <text:s/>Chaque argument d'un tel pragma doit être le <text:span text:style-name="T55">nom </text:span>simple d'une unité de <text:span text:style-name="T55">librairie</text:span> mentionné<text:span text:style-name="T55">e</text:span> par la clause de contexte, et cette unité de <text:span text:style-name="T55">librairie</text:span> doit avoir un <text:span text:style-name="T55">corps d’unité de</text:span> <text:span text:style-name="T55">librairie</text:span>. Un tel pragma précise que le corps de l'unité de <text:span text:style-name="T56">librairie</text:span> doit être élaboré avant l’unité de compilation donnée. Si l’<text:span text:style-name="T56">unité de</text:span> compilation donnée est une sous-unité, le corps de l'unité de bibliothèque doit être élaboré avant le corps de l'unité de bibliothèque ancêtre de la sous-unité. <text:s text:c="42"/></text:p>
      <text:p text:style-name="P10"/>
      <text:p text:style-name="P10"><draw:frame text:anchor-type="paragraph" draw:z-index="31" draw:name="Text Frame 80" draw:style-name="gr1" draw:text-style-name="P70" svg:width="0.348cm" svg:height="0.384cm" svg:x="-0.499cm" svg:y="0cm"><draw:text-box><text:p><text:span text:style-name="T14">5</text:span></text:p></draw:text-box></draw:frame>Le programme est illégal si aucun ordre cohérent ne peut être trouvé (c'est-à-dire si un<text:span text:style-name="T57">e</text:span> circularité existe). L'élaboration des unités de compilation d’<text:span text:style-name="T57">un</text:span> programme est <text:span text:style-name="T57">faite</text:span> dans un ordre qui est pa<text:span text:style-name="T57">r ailleurs</text:span> <text:span text:style-name="T57">non</text:span> défini par le <text:span text:style-name="T47">langage</text:span>.</text:p>
      <text:p text:style-name="P10"/>
      <text:p text:style-name="P10"><draw:frame text:anchor-type="paragraph" draw:z-index="30" draw:name="Text Frame 79" draw:style-name="gr1" draw:text-style-name="P70" svg:width="0.348cm" svg:height="0.384cm" svg:x="-0.499cm" svg:y="0cm"><draw:text-box><text:p><text:span text:style-name="T14">6</text:span></text:p></draw:text-box></draw:frame>Références : allow 1.6, argument d'un pragma 2.8, unité de compilation 10.1, clause de contexte 10.1.1, dépendance entre les unités de compilation 10.3, élaboration 3.9, illégal 1.6, dans un certain ordre 1.6, unité de <text:span text:style-name="T58">librairie</text:span> 10.1, nom 4.1, programme principal 10.1, pragma 2.8, unité secondaire 10.1, <text:span text:style-name="T47">c</text:span>ompilation <text:span text:style-name="T47">séparée</text:span> 10.1, nom simple 4.1, sous-unité 10.2, clause <text:span text:style-name="T58">with</text:span> 10.1.1 <text:s text:c="2"/></text:p>
      <text:p text:style-name="P10"/>
      <text:list text:continue-numbering="true" text:style-name="Numbering_20_123">
        <text:list-item>
          <text:list>
            <text:list-item>
              <text:h text:style-name="P26" text:outline-level="2">Optimisation du programme </text:h>
            </text:list-item>
          </text:list>
        </text:list-item>
      </text:list>
      <text:p text:style-name="P10"/>
      <text:p text:style-name="P10"><draw:frame text:anchor-type="paragraph" draw:z-index="36" draw:name="Text Frame 85" draw:style-name="gr1" draw:text-style-name="P70" svg:width="0.348cm" svg:height="0.384cm" svg:x="-0.499cm" svg:y="0cm"><draw:text-box><text:p><text:span text:style-name="T14">1</text:span></text:p></draw:text-box></draw:frame><text:span text:style-name="T59">Une o</text:span>ptimisation de l’élaboration des déclarations et de l’exécution des instructions <text:span text:style-name="T59">peut</text:span> être <text:span text:style-name="T59">faite</text:span> par les compilateurs. En particulier, un compilateur peut être capable d'optimiser un programme en évaluant certaines expressions, en plus <text:span text:style-name="T59">de celles</text:span> qui sont des expressions statiques. Si l'une de ces expressions, statique ou non, <text:span text:style-name="T59">est</text:span> tel<text:span text:style-name="T59">le</text:span> qu'une exception soit levée par son évaluation, alors le code dans ce chemin du programme peut être remplacé par code pour déclencher l'exception ; il en va de même pour les exceptions <text:span text:style-name="T59">levées</text:span> par l’évaluation de noms et d'expressions simples. (Voir également la section 11.6.) <text:s text:c="2"/></text:p>
      <text:p text:style-name="P10"/>
      <text:p text:style-name="P10"><draw:frame text:anchor-type="paragraph" draw:z-index="35" draw:name="Text Frame 84" draw:style-name="gr1" draw:text-style-name="P70" svg:width="0.348cm" svg:height="0.384cm" svg:x="-0.499cm" svg:y="0cm"><draw:text-box><text:p><text:span text:style-name="T14">2</text:span></text:p></draw:text-box></draw:frame>Un compilateur peut constater que certaines instructions ou sous-programmes ne seront jamais exécutés, par exemple, si leur exécution dépend d'une condition connue <text:span text:style-name="T60">pour être fausse</text:span>. Le code machine correspondant peut alors être omis. Ce<text:span text:style-name="T60">tte</text:span> règle autorise l’effet de <text:span text:style-name="T6">compilation conditionnelle</text:span> dans le langage.</text:p>
      <text:p text:style-name="P10"/>
      <text:p text:style-name="P19">Note:</text:p>
      <text:p text:style-name="P10"/>
      <text:p text:style-name="P10"><draw:frame text:anchor-type="paragraph" draw:z-index="34" draw:name="Text Frame 83" draw:style-name="gr1" draw:text-style-name="P70" svg:width="0.348cm" svg:height="0.384cm" svg:x="-0.499cm" svg:y="0cm"><draw:text-box><text:p><text:span text:style-name="T14">3</text:span></text:p></draw:text-box></draw:frame>Une expression dont l'évaluation est connue pour déclencher une exception n'a pas besoin <text:span text:style-name="T61">de</text:span> représente<text:span text:style-name="T61">r</text:span> une erreur si elle se produit dans une instruction ou un sous-programme qui n'est jamais <text:span text:style-name="T61">exécuté</text:span>. Le compilateur peut avertir le programmeur d'une erreur potentielle.</text:p>
      <text:p text:style-name="P10"/>
      <text:p text:style-name="P10"><draw:frame text:anchor-type="paragraph" draw:z-index="33" draw:name="Text Frame 82" draw:style-name="gr1" draw:text-style-name="P70" svg:width="0.348cm" svg:height="0.384cm" svg:x="-0.499cm" svg:y="0cm"><draw:text-box><text:p><text:span text:style-name="T14">4</text:span></text:p></draw:text-box></draw:frame><text:span text:style-name="T6">Références : </text:span>condition 5.3, déclaration 3.1, élaboration 3.9, évaluation 4.5, exception 11, expression 4.4, valeur booléenne <text:span text:style-name="T61">false</text:span> 3.5.3, programme 10, levée d'exceptions 11.3, instruction 5, expression statique 4.9, sous-programme 6 <text:s text:c="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1"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1"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1"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7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Ubuntu1" fo:font-family="Ubuntu" style:font-style-name="Regular"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8">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italic" fo:font-weight="normal" officeooo:rsid="002e3f11" style:font-style-asian="italic" style:font-weight-asian="normal" style:font-style-complex="italic" style:font-weight-complex="normal"/>
    </style:style>
    <style:style style:name="MT6" style:family="text">
      <style:text-properties style:font-name="Noto Sans Mono" fo:font-size="6pt" fo:font-weight="normal" officeooo:rsid="002e3f11" style:font-size-asian="6pt" style:font-weight-asian="normal" style:font-size-complex="6pt" style:font-weight-complex="normal"/>
    </style:style>
    <style:style style:name="MT7" style:family="text">
      <style:text-properties style:font-name="Ubuntu" fo:font-weight="normal" officeooo:rsid="009e587e" style:font-weight-asian="normal"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8</text:chapter></text:span><text:span text:style-name="MT2">-</text:span><text:span text:style-name="MT2"><text:page-number text:select-page="current">7</text:page-number></text:span><text:span text:style-name="MT3"><text:tab/></text:span><text:span text:style-name="MT4"><text:chapter text:display="name" text:outline-level="3">Optimisation du programme </text:chapter></text:span><text:span text:style-name="MT4"><text:chapter text:display="number" text:outline-level="3"> 8.6 </text:chapter></text:span></text:p>
      </style:footer>
      <style:footer-left>
        <text:p text:style-name="MP2"><text:span text:style-name="MT5"><text:chapter text:display="number" text:outline-level="3"> 8.5 </text:chapter></text:span><text:span text:style-name="MT5"><text:chapter text:display="name" text:outline-level="3">Élaboration des unités de bibliothèque </text:chapter></text:span><text:span text:style-name="MT6"><text:tab/></text:span><text:span text:style-name="MT7"><text:chapter text:display="plain-number" text:outline-level="1">8</text:chapter></text:span><text:span text:style-name="MT2">-</text:span><text:span text:style-name="MT2"><text:page-number text:select-page="current">6</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20T01:22:14.323457345</dc:date>
    <meta:editing-duration>P1DT5H6M41S</meta:editing-duration>
    <meta:editing-cycles>159</meta:editing-cycles>
    <meta:generator>LibreOffice/24.2.4.2$Linux_X86_64 LibreOffice_project/51a6219feb6075d9a4c46691dcfe0cd9c4fff3c2</meta:generator>
    <meta:document-statistic meta:table-count="0" meta:image-count="0" meta:object-count="0" meta:page-count="7" meta:paragraph-count="95" meta:word-count="3613" meta:character-count="24138" meta:non-whitespace-character-count="20479"/>
  </office:meta>
</office:document-meta>
</file>